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300000272E7ED729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justify" draw:textarea-vertical-align="top" draw:auto-grow-height="true" fo:min-height="1.027cm" fo:padding-top="0.125cm" fo:padding-bottom="0.125cm" fo:padding-left="0.25cm" fo:padding-right="0.25cm" fo:wrap-option="wrap" draw:shadow="hidden"/>
    </style:style>
    <style:style style:name="gr2" style:family="graphic" style:parent-style-name="standard">
      <style:graphic-properties draw:stroke="none" draw:fill="none" draw:fill-color="#ffffff" draw:textarea-horizontal-align="justify" draw:textarea-vertical-align="top" draw:auto-grow-height="true" fo:min-height="2.207cm" fo:padding-top="0.125cm" fo:padding-bottom="0.125cm" fo:padding-left="0.25cm" fo:padding-right="0.25cm" fo:wrap-option="wrap" draw:shadow="hidden"/>
    </style:style>
    <style:style style:name="gr3" style:family="graphic" style:parent-style-name="standard">
      <style:graphic-properties draw:textarea-horizontal-align="justify" draw:textarea-vertical-align="top"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6" style:family="graphic" style:parent-style-name="standard">
      <style:graphic-properties draw:stroke="none" draw:fill="none" draw:fill-color="#ffffff" draw:textarea-horizontal-align="justify" draw:textarea-vertical-align="top" draw:auto-grow-height="true" fo:min-height="1.197cm" fo:padding-top="0.125cm" fo:padding-bottom="0.125cm" fo:padding-left="0.25cm" fo:padding-right="0.25cm" fo:wrap-option="wrap" draw:shadow="hidden"/>
    </style:style>
    <style:style style:name="gr7" style:family="graphic" style:parent-style-name="headline">
      <style:graphic-properties draw:textarea-horizontal-align="justify" draw:textarea-vertical-align="top" draw:auto-grow-height="true" fo:min-height="2.203cm" fo:wrap-option="wrap"/>
    </style:style>
    <style:style style:name="gr8" style:family="graphic" style:parent-style-name="headline">
      <style:graphic-properties draw:textarea-horizontal-align="justify" draw:textarea-vertical-align="top" draw:auto-grow-height="true" fo:min-height="1.027cm" fo:wrap-option="wrap"/>
    </style:style>
    <style:style style:name="gr9" style:family="graphic" style:parent-style-name="headline">
      <style:graphic-properties draw:textarea-horizontal-align="justify" draw:textarea-vertical-align="top" draw:auto-grow-height="true" fo:min-height="3.304cm" fo:wrap-option="wrap"/>
    </style:style>
    <style:style style:name="gr10" style:family="graphic">
      <style:graphic-properties style:protect="size"/>
    </style:style>
    <style:style style:name="gr11" style:family="graphic" style:parent-style-name="standard">
      <style:graphic-properties draw:textarea-horizontal-align="justify" draw:textarea-vertical-align="top" fo:min-height="10.377cm" fo:wrap-option="wrap"/>
    </style:style>
    <style:style style:name="gr12" style:family="graphic" style:parent-style-name="text">
      <style:graphic-properties draw:textarea-horizontal-align="justify" draw:textarea-vertical-align="top" fo:min-height="7.701cm" fo:wrap-option="wrap"/>
    </style:style>
    <style:style style:name="gr13" style:family="graphic" style:parent-style-name="standard">
      <style:graphic-properties draw:textarea-horizontal-align="justify" draw:textarea-vertical-align="top" fo:min-height="2.793cm" fo:wrap-option="wrap"/>
    </style:style>
    <style:style style:name="pr1" style:family="presentation" style:parent-style-name="vorlage-notes">
      <style:graphic-properties draw:stroke="none" draw:fill="none" draw:fill-color="#ffffff" draw:auto-grow-height="true" fo:min-height="13.364cm" draw:shadow="hidden"/>
    </style:style>
    <style:style style:name="pr2" style:family="presentation" style:parent-style-name="vorlage-notes">
      <style:graphic-properties draw:stroke="none" draw:fill="none" draw:fill-color="#ffffff" draw:auto-grow-height="true" fo:min-height="11.41cm" draw:shadow="hidden"/>
    </style:style>
    <style:style style:name="pr3" style:family="presentation" style:parent-style-name="vorlage-title">
      <style:graphic-properties draw:auto-grow-height="true" fo:min-height="2.7cm"/>
    </style:style>
    <style:style style:name="pr4" style:family="presentation" style:parent-style-name="vorlage-outline1">
      <style:graphic-properties draw:auto-grow-height="true" fo:min-height="15.5cm"/>
    </style:style>
    <style:style style:name="pr5" style:family="presentation" style:parent-style-name="vorlage-notes">
      <style:graphic-properties draw:fill-color="#ffffff" fo:min-height="13.364cm"/>
    </style:style>
    <style:style style:name="pr6" style:family="presentation" style:parent-style-name="vorlage-title">
      <style:graphic-properties fo:min-height="2.7cm"/>
    </style:style>
    <style:style style:name="pr7" style:family="presentation" style:parent-style-name="vorlage-outline1">
      <style:graphic-properties fo:min-height="15.5cm"/>
    </style:style>
    <style:style style:name="P1" style:family="paragraph">
      <style:paragraph-properties fo:line-height="101%"/>
    </style:style>
    <style:style style:name="P2" style:family="paragraph">
      <style:paragraph-properties fo:margin-left="0cm" fo:margin-right="0cm" fo:line-height="101%" fo:text-indent="0cm" style:writing-mode="lr-tb" style:font-independent-line-spacing="true"/>
      <style:text-properties fo:font-family="Verdana"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line-height="140%" fo:text-indent="0cm"/>
    </style:style>
    <style:style style:name="P5" style:family="paragraph">
      <style:paragraph-properties fo:margin-left="0cm" fo:margin-right="0cm" fo:text-indent="0cm" style:writing-mode="lr-tb" style:font-independent-line-spacing="true"/>
      <style:text-properties fo:font-size="18pt"/>
    </style:style>
    <style:style style:name="P6" style:family="paragraph">
      <style:paragraph-properties fo:margin-left="0cm" fo:margin-right="0cm" fo:line-height="150%" fo:text-indent="0cm"/>
    </style:style>
    <style:style style:name="P7" style:family="paragraph">
      <style:paragraph-properties style:writing-mode="lr-tb" style:font-independent-line-spacing="true"/>
    </style:style>
    <style:style style:name="P8" style:family="paragraph">
      <style:text-properties fo:font-size="12pt"/>
    </style:style>
    <style:style style:name="P9" style:family="paragraph">
      <style:paragraph-properties fo:margin-left="0cm" fo:margin-right="0cm" fo:line-height="101%" fo:text-indent="0cm"/>
    </style:style>
    <style:style style:name="P10" style:family="paragraph">
      <style:paragraph-properties fo:margin-left="0cm" fo:margin-right="0cm" fo:line-height="101%" fo:text-indent="0cm" style:writing-mode="lr-tb" style:font-independent-line-spacing="true"/>
      <style:text-properties fo:color="#ffffff" fo:font-size="28pt" style:font-size-asian="28pt" style:font-size-complex="28pt"/>
    </style:style>
    <style:style style:name="P11" style:family="paragraph">
      <style:paragraph-properties fo:margin-left="0cm" fo:margin-right="0cm" fo:line-height="101%" fo:text-indent="0cm" style:writing-mode="lr-tb" style:font-independent-line-spacing="true"/>
      <style:text-properties fo:color="#ffffff" fo:font-family="Verdana" style:font-family-generic="swiss" style:font-pitch="variable" fo:font-size="28pt" style:font-size-asian="28pt" style:font-size-complex="28pt"/>
    </style:style>
    <style:style style:name="P12" style:family="paragraph">
      <style:paragraph-properties fo:line-height="150%"/>
    </style:style>
    <style:style style:name="P13" style:family="paragraph">
      <style:paragraph-properties fo:margin-left="0cm" fo:margin-right="0cm" fo:line-height="101%" fo:text-indent="0cm" style:writing-mode="lr-tb" style:font-independent-line-spacing="true"/>
      <style:text-properties fo:color="#ffffff" fo:font-size="28pt" fo:font-weight="bold" style:font-size-asian="28pt" style:font-weight-asian="bold" style:font-size-complex="28pt" style:font-weight-complex="bold"/>
    </style:style>
    <style:style style:name="P14" style:family="paragraph">
      <style:paragraph-properties fo:margin-left="0cm" fo:margin-right="0cm" fo:line-height="150%" fo:text-indent="0cm" style:writing-mode="lr-tb" style:font-independent-line-spacing="true"/>
      <style:text-properties fo:color="#000000" fo:font-family="Verdana" style:font-family-generic="swiss" style:font-pitch="variable" fo:font-size="14pt" style:font-size-asian="14pt" style:font-size-complex="14pt"/>
    </style:style>
    <style:style style:name="P15" style:family="paragraph">
      <style:paragraph-properties fo:margin-left="0cm" fo:margin-right="0cm" fo:line-height="101%" fo:text-indent="0cm" style:writing-mode="lr-tb" style:font-independent-line-spacing="true"/>
      <style:text-properties fo:color="#ffffff" fo:font-family="Verdana" style:font-family-generic="swiss" style:font-pitch="variable" fo:font-size="28pt" fo:font-weight="bold" style:font-size-asian="28pt" style:font-weight-asian="bold" style:font-size-complex="28pt" style:font-weight-complex="bold"/>
    </style:style>
    <style:style style:name="P16" style:family="paragraph">
      <style:paragraph-properties fo:margin-left="0cm" fo:margin-right="0cm" fo:line-height="150%" fo:text-indent="0cm" style:writing-mode="lr-tb" style:font-independent-line-spacing="true"/>
      <style:text-properties fo:color="#000000" fo:font-size="18pt"/>
    </style:style>
    <style:style style:name="T1" style:family="text">
      <style:text-properties fo:color="#ffffff" fo:font-family="Verdana" style:font-family-generic="swiss" style:font-pitch="variable" fo:font-size="28pt" fo:font-weight="bold" style:font-size-asian="28pt" style:font-weight-asian="bold" style:font-size-complex="28pt" style:font-weight-complex="bold"/>
    </style:style>
    <style:style style:name="T2" style:family="text">
      <style:text-properties fo:color="#333333" fo:font-size="14pt" fo:font-weight="bold" style:font-size-asian="14pt" style:font-weight-asian="bold" style:font-size-complex="14pt" style:font-weight-complex="bold"/>
    </style:style>
    <style:style style:name="T3" style:family="text">
      <style:text-properties fo:language="en" fo:country="GB"/>
    </style:style>
    <style:style style:name="T4" style:family="text">
      <style:text-properties style:font-size-asian="24pt" style:font-weight-asian="bold" style:font-size-complex="24pt" style:font-weight-complex="bold"/>
    </style:style>
    <style:style style:name="T5" style:family="text">
      <style:text-properties fo:language="de" fo:country="DE"/>
    </style:style>
    <style:style style:name="T6" style:family="text">
      <style:text-properties fo:color="#ccccff" fo:language="de" fo:country="DE"/>
    </style:style>
    <style:style style:name="T7" style:family="text">
      <style:text-properties fo:font-size="12pt" fo:language="de" fo:country="DE"/>
    </style:style>
    <style:style style:name="T8" style:family="text">
      <style:text-properties fo:font-size="12pt"/>
    </style:style>
    <style:style style:name="T9" style:family="text">
      <style:text-properties fo:color="#333333" fo:font-family="Arial" style:font-family-generic="swiss" style:font-pitch="variable" fo:font-size="14pt" fo:language="de" fo:country="DE" fo:font-weight="bold" style:font-size-asian="14pt" style:font-weight-asian="bold" style:font-size-complex="14pt" style:font-weight-complex="bold"/>
    </style:style>
    <style:style style:name="T10" style:family="text">
      <style:text-properties fo:color="#333333" fo:font-family="Arial" style:font-family-generic="swiss" style:font-pitch="variable" fo:font-size="14pt" fo:font-weight="bold" style:font-size-asian="14pt" style:font-weight-asian="bold" style:font-size-complex="14pt" style:font-weight-complex="bold"/>
    </style:style>
    <style:style style:name="T11" style:family="text">
      <style:text-properties fo:font-family="Arial" style:font-family-generic="swiss" style:font-pitch="variable" fo:font-size="14pt" fo:font-weight="bold" style:font-size-asian="14pt" style:font-weight-asian="bold" style:font-size-complex="14pt" style:font-weight-complex="bold"/>
    </style:style>
    <style:style style:name="T1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orlage">
        <office:forms form:automatic-focus="false" form:apply-design-mode="false"/>
        <draw:custom-shape draw:style-name="gr1" draw:text-style-name="P2" draw:layer="layout" svg:width="23.147cm" svg:height="1.447cm" svg:x="1.3cm" svg:y="0.3cm">
          <text:p text:style-name="P1"><text:span text:style-name="T1">Schutzziele</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0.377cm" svg:x="1.3cm" svg:y="4cm">
          <text:list text:style-name="L1">
            <text:list-item>
              <text:p text:style-name="P6"><text:s/>Datenschutz</text:p>
              <text:list>
                <text:list-item>
                  <text:p text:style-name="P6">Es geht hierbei nicht um den Schutz von allgemeinen Daten vor Schäden, sondern um den Schutz persönlicher Daten vor Missbrauch.</text:p>
                </text:list-item>
                <text:list-item>
                  <text:p text:style-name="P6">Der Schutz personenbezogener Daten stützt sich auf das Prinzip der informationellen Selbstbestimmung. Diese wurde im BVerfG-Urteil zur Volkszählung festgeschrieben. Geschützt werden muss dabei die Privatsphäre, d. h. Persönlichkeitsdaten bzw. Anonymität müssen gewahrt bleiben (Geregelt in Datenschutzgesetzen (zum Beispiel Bundesdatenschutzgesetz)).</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 draw:style-name="dp1" draw:master-page-name="vorlage">
        <office:forms form:automatic-focus="false" form:apply-design-mode="false"/>
        <draw:custom-shape draw:style-name="gr1" draw:text-style-name="P10" draw:layer="layout" svg:width="23.147cm" svg:height="1.447cm" svg:x="1.3cm" svg:y="0.3cm">
          <text:p text:style-name="P9"><text:span text:style-name="T1">Schutzziele</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419cm" svg:x="1.3cm" svg:y="4cm">
          <text:list text:style-name="L1">
            <text:list-item>
              <text:p text:style-name="P6"><text:s/>Randthemen und verwandte Begriffe</text:p>
              <text:list>
                <text:list-item>
                  <text:p text:style-name="P6">Authentizität: Echtheit und Glaubwürdigkeit einer Person oder eines Dienstes müssen überprüfbar sein.</text:p>
                </text:list-item>
                <text:list-item>
                  <text:p text:style-name="P6">Zurechenbarkeit (engl. accountability): „Eine durchgeführte Handlung kann einem Kommunikationspartner eindeutig zugeordnet werden.“</text:p>
                </text:list-item>
                <text:list-item>
                  <text:p text:style-name="P6">Verbindlichkeit/Nichtabstreitbarkeit (engl. non-repudiation): Sie erfordert, dass „kein unzulässiges Abstreiten durchgeführter Handlungen“ möglich ist.Sie ist unter anderem wichtig beim elektronischen Abschluss von Verträgen. Erreichbar ist sie beispielsweise durch elektronische Signaturen.</text:p>
                </text:list-item>
                <text:list-item>
                  <text:p text:style-name="P6">Nicht-Anfechtbarkeit: der Nachweis, dass eine Nachricht versendet und empfangen worden ist (Authentizität/Nachweisbarkeit)</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3" draw:style-name="dp1" draw:master-page-name="vorlage">
        <office:forms form:automatic-focus="false" form:apply-design-mode="false"/>
        <draw:custom-shape draw:style-name="gr1" draw:text-style-name="P11" draw:layer="layout" svg:width="23.147cm" svg:height="1.447cm" svg:x="1.3cm" svg:y="0.3cm">
          <text:p text:style-name="P9"><text:span text:style-name="T1">Schutzziele</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2.429cm" svg:x="1.3cm" svg:y="4cm">
          <text:list text:style-name="L1">
            <text:list-item>
              <text:p><text:s/>Zugriffssteuerung: Reglementierung des Zugriffes von außen in bestimmtem <text:s text:c="3"/>Kontext (zum Beispiel im Internet) auch Anonymität </text:p>
            </text:list-item>
            <text:list-item>
              <text:p><text:s/>IT-Sicherheit; Einrichtung und Aufrechterhaltung geeigneter betrieblicher und<text:line-break/> <text:s/>technischer Maßnahmen, um die Einhaltung der Schutzziele der<text:line-break/> <text:s/>Informationssicherheit bei IT-gestützter Verarbeitung von Informationen zu<text:line-break/> <text:s/>gewährleisten</text:p>
              <text:list>
                <text:list-item>
                  <text:p>Funktionalität: Hardware und Software sollen erwartungsgemäß funktionieren.</text:p>
                </text:list-item>
                <text:list-item>
                  <text:p>Einhaltung der betrieblichen Prozesse</text:p>
                </text:list-item>
                <text:list-item>
                  <text:p>Einrichtung geeigneter Sicherheitstechniken (Firewall, Zugriffschutz, Intrusion Detection, …)</text:p>
                </text:list-item>
                <text:list-item>
                  <text:p>Vorsorgemaßnahmen zur möglichst reibungslosen Weiterführung bzw. Wiederaufnahme der Produktion nach Störungen</text:p>
                </text:list-item>
              </text:list>
            </text:list-item>
          </text:list>
          <text:p text:style-name="P6"><text:s/></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4" draw:style-name="dp1" draw:master-page-name="vorlage">
        <office:forms form:automatic-focus="false" form:apply-design-mode="false"/>
        <draw:custom-shape draw:style-name="gr1" draw:text-style-name="P11" draw:layer="layout" svg:width="23.147cm" svg:height="1.447cm" svg:x="1.3cm" svg:y="0.3cm">
          <text:p text:style-name="P9"><text:span text:style-name="T1">Who cares?!</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0.349cm" svg:x="1.3cm" svg:y="4cm">
          <text:list text:style-name="L1">
            <text:list-item>
              <text:p text:style-name="P12"><text:span text:style-name="T3"><text:s/></text:span><text:span text:style-name="T3">Gefahren durch Vernetzung</text:span></text:p>
            </text:list-item>
            <text:list-item>
              <text:p text:style-name="P12"><text:span text:style-name="T3"><text:s/></text:span><text:span text:style-name="T3">Sicherheit hat eine besondere Bedeutung</text:span></text:p>
            </text:list-item>
            <text:list-item>
              <text:p text:style-name="P12"><text:span text:style-name="T3"><text:s/></text:span><text:span text:style-name="T3">Früher waren nur Firmen und Behörden Ziel von Hackerangriffen. </text:span></text:p>
            </text:list-item>
            <text:list-item>
              <text:p text:style-name="P12"><text:span text:style-name="T3"><text:s/></text:span><text:span text:style-name="T3">Heute Gefahr für alle, die sich im Internet „tummeln“ </text:span></text:p>
            </text:list-item>
            <text:list-item>
              <text:p text:style-name="P12"><text:span text:style-name="T3"><text:s/></text:span><text:span text:style-name="T3">Jeder trägt ein Stück Verantwortung</text:span></text:p>
            </text:list-item>
            <text:list-item>
              <text:p text:style-name="P12"><text:span text:style-name="T3"><text:s/></text:span><text:span text:style-name="T3">Extrem weites Feld</text:span></text:p>
            </text:list-item>
          </text:list>
          <text:p text:style-name="P6"><text:s/></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5" draw:style-name="dp1" draw:master-page-name="vorlage">
        <office:forms form:automatic-focus="false" form:apply-design-mode="false"/>
        <draw:custom-shape draw:style-name="gr1" draw:text-style-name="P11" draw:layer="layout" svg:width="23.147cm" svg:height="1.447cm" svg:x="1.3cm" svg:y="0.3cm">
          <text:p text:style-name="P9"><text:span text:style-name="T1">Sicherheit - und wo jetzt?</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3.377cm" svg:x="1.3cm" svg:y="4cm">
          <text:list text:style-name="L1">
            <text:list-item>
              <text:p text:style-name="P12"><text:span text:style-name="T3"><text:s/></text:span><text:span text:style-name="T3">Eigener PC</text:span></text:p>
            </text:list-item>
            <text:list-item>
              <text:p text:style-name="P12"><text:span text:style-name="T3"><text:s/></text:span><text:span text:style-name="T3">Eigens Verhalten</text:span></text:p>
            </text:list-item>
            <text:list-item>
              <text:p text:style-name="P12"><text:span text:style-name="T3"><text:s/></text:span><text:span text:style-name="T3">Hardware</text:span></text:p>
            </text:list-item>
            <text:list-item>
              <text:p text:style-name="P12"><text:span text:style-name="T3"><text:s/></text:span><text:span text:style-name="T3">Betriebssystem</text:span></text:p>
            </text:list-item>
            <text:list-item>
              <text:p text:style-name="P12"><text:span text:style-name="T3"><text:s/></text:span><text:span text:style-name="T3">Netzwerk</text:span></text:p>
            </text:list-item>
            <text:list-item>
              <text:p text:style-name="P12"><text:span text:style-name="T3"><text:s/></text:span><text:span text:style-name="T3">Software</text:span></text:p>
            </text:list-item>
            <text:list-item>
              <text:p text:style-name="P12"><text:span text:style-name="T3"><text:s/></text:span><text:span text:style-name="T3">Applikation</text:span></text:p>
            </text:list-item>
            <text:list-item>
              <text:p text:style-name="P12"><text:span text:style-name="T3"><text:s/></text:span><text:span text:style-name="T3">Datenbank</text:span></text:p>
            </text:list-item>
            <text:list-item>
              <text:p text:style-name="P12"><text:span text:style-name="T3"><text:s/></text:span><text:span text:style-name="T3">...</text:span> </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6" draw:style-name="dp1" draw:master-page-name="vorlage">
        <office:forms form:automatic-focus="false" form:apply-design-mode="false"/>
        <draw:custom-shape draw:style-name="gr1" draw:text-style-name="P13" draw:layer="layout" svg:width="23.147cm" svg:height="1.447cm" svg:x="1.3cm" svg:y="0.3cm">
          <text:p text:style-name="P9"><text:span text:style-name="T1">Welche Gefahren Netz kennt ihr?</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5" draw:text-style-name="P14" draw:layer="layout" svg:width="22.944cm" svg:height="14.363cm" svg:x="2.712cm" svg:y="4.987cm">
          <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7" draw:style-name="dp1" draw:master-page-name="vorlage">
        <office:forms form:automatic-focus="false" form:apply-design-mode="false"/>
        <draw:custom-shape draw:style-name="gr1" draw:text-style-name="P10" draw:layer="layout" svg:width="23.147cm" svg:height="1.447cm" svg:x="1.3cm" svg:y="0.3cm">
          <text:p text:style-name="P9"><text:span text:style-name="T1">Welche Gefahren Netz kennt ihr?</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3.377cm" svg:x="1.3cm" svg:y="4cm">
          <text:list text:style-name="L1">
            <text:list-item>
              <text:p text:style-name="P12"><text:span text:style-name="T3"><text:s/></text:span><text:span text:style-name="T3">Viren</text:span></text:p>
            </text:list-item>
            <text:list-item>
              <text:p text:style-name="P12"><text:span text:style-name="T3"><text:s/></text:span><text:span text:style-name="T3">Trojaner</text:span></text:p>
            </text:list-item>
            <text:list-item>
              <text:p text:style-name="P12"><text:span text:style-name="T3"><text:s/></text:span><text:span text:style-name="T3">Dialer</text:span></text:p>
            </text:list-item>
            <text:list-item>
              <text:p text:style-name="P12"><text:span text:style-name="T3"><text:s/>„</text:span><text:span text:style-name="T3">Ausspähen“ von Daten</text:span></text:p>
            </text:list-item>
            <text:list-item>
              <text:p text:style-name="P12"><text:span text:style-name="T3"><text:s/></text:span><text:span text:style-name="T3">Hackerangriffe</text:span></text:p>
            </text:list-item>
            <text:list-item>
              <text:p text:style-name="P12"><text:span text:style-name="T3"><text:s/></text:span><text:span text:style-name="T3">Phising</text:span></text:p>
            </text:list-item>
            <text:list-item>
              <text:p text:style-name="P12"><text:span text:style-name="T3"><text:s/></text:span><text:span text:style-name="T3">Botnetze</text:span></text:p>
            </text:list-item>
            <text:list-item>
              <text:p text:style-name="P12"><text:span text:style-name="T3"><text:s/></text:span><text:span text:style-name="T3">DNS-Spoofing</text:span></text:p>
            </text:list-item>
            <text:list-item>
              <text:p text:style-name="P12"><text:span text:style-name="T3"><text:s/></text:span><text:span text:style-name="T3">...</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8" draw:style-name="dp1" draw:master-page-name="vorlage">
        <office:forms form:automatic-focus="false" form:apply-design-mode="false"/>
        <draw:custom-shape draw:style-name="gr1" draw:text-style-name="P15" draw:layer="layout" svg:width="23.147cm" svg:height="1.447cm" svg:x="1.3cm" svg:y="0.3cm">
          <text:p text:style-name="P9"><text:span text:style-name="T1">Schadensszenarien</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5" draw:text-style-name="P14" draw:layer="layout" svg:width="22.944cm" svg:height="14.363cm" svg:x="2.712cm" svg:y="4.987cm">
          <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9" draw:style-name="dp1" draw:master-page-name="vorlage">
        <office:forms form:automatic-focus="false" form:apply-design-mode="fals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7.321cm" svg:x="1.3cm" svg:y="4cm">
          <text:list text:style-name="L1">
            <text:list-item>
              <text:p text:style-name="P12"><text:span text:style-name="T3"><text:s/></text:span><text:span text:style-name="T3">Geld weg</text:span></text:p>
            </text:list-item>
            <text:list-item>
              <text:p text:style-name="P12"><text:span text:style-name="T3"><text:s/></text:span><text:span text:style-name="T3">Kundendaten</text:span></text:p>
            </text:list-item>
            <text:list-item>
              <text:p text:style-name="P12"><text:span text:style-name="T3"><text:s/></text:span><text:span text:style-name="T3">Daten weg</text:span></text:p>
            </text:list-item>
            <text:list-item>
              <text:p text:style-name="P12"><text:span text:style-name="T3"><text:s/></text:span><text:span text:style-name="T3">Computer kaputt</text:span></text:p>
            </text:list-item>
            <text:list-item>
              <text:p text:style-name="P12"><text:span text:style-name="T3"><text:s/></text:span><text:span text:style-name="T3">...</text:span></text:p>
            </text:list-item>
          </text:list>
          <draw:enhanced-geometry svg:viewBox="0 0 21600 21600" draw:type="mso-spt202" draw:enhanced-path="M 0 0 L 21600 0 21600 21600 0 21600 0 0 Z N"/>
        </draw:custom-shape>
        <draw:custom-shape draw:style-name="gr6" draw:text-style-name="P15" draw:layer="layout" svg:width="23.147cm" svg:height="1.447cm" svg:x="1.301cm" svg:y="0.301cm">
          <text:p text:style-name="P9"><text:span text:style-name="T1">Schadensszenarien</text:span></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0" draw:style-name="dp1" draw:master-page-name="vorlage">
        <office:forms form:automatic-focus="false" form:apply-design-mode="false"/>
        <draw:custom-shape draw:style-name="gr1" draw:text-style-name="P15" draw:layer="layout" svg:width="23.147cm" svg:height="1.447cm" svg:x="1.3cm" svg:y="0.3cm">
          <text:p text:style-name="P9"><text:span text:style-name="T1">Wer tut denn sowas?</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933cm" svg:x="1.3cm" svg:y="4cm">
          <text:p text:style-name="P12"><text:span text:style-name="T3">Hacker: </text:span><text:span text:style-name="T3"><text:tab/></text:span><text:span text:style-name="T3">Werden oft als „die Guten“ hingestellt, da sie meist ohne kriminellen Hintergrund, sondern nur aus akademischem Interesse in Netze einbrechen. Allerdings kriegt man von denen, die dies mit anderen Interessen tun ja nichts mit.</text:span></text:p>
          <text:p text:style-name="P12">Cracker: Die „Bösen“. Versuchen Kopierschutzmechanismen kommerzieller Computerprogramme zu knacken und die Programme dann in Umlauf zu bringen.</text:p>
          <text:p text:style-name="P12">Crasher: legen den Schwerpunkt darauf, fremde Computersysteme zum Absturz zu bringen (z.B. Durch DoS-Attacken)</text:p>
          <text:p text:style-name="P12">Script Kiddie: Der Dummie unter den Hackern. Nutzt schon bekannte Sicherheitslücken aus, um mit ihnen das Internet unsicher zu machen. Meist haben sie kein besonderes technisches Wissen, sondern handeln, um Aufmerksamkeit auf sich zu ziehen</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1" draw:style-name="dp1" draw:master-page-name="vorlage">
        <office:forms form:automatic-focus="false" form:apply-design-mode="false"/>
        <draw:custom-shape draw:style-name="gr1" draw:text-style-name="P15" draw:layer="layout" svg:width="23.147cm" svg:height="1.447cm" svg:x="1.3cm" svg:y="0.3cm">
          <text:p text:style-name="P9"><text:span text:style-name="T1">Intentionen eines Angriffs</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8.835cm" svg:x="1.3cm" svg:y="4cm">
          <text:list text:style-name="L1">
            <text:list-item>
              <text:p text:style-name="P12"><text:span text:style-name="T3"><text:s/></text:span><text:span text:style-name="T3">Systemmissbrauch, durch illegitime Ressourcennutzung</text:span></text:p>
            </text:list-item>
            <text:list-item>
              <text:p text:style-name="P12"><text:span text:style-name="T3"><text:s/></text:span><text:span text:style-name="T3">Veränderung von publizierten Inhalten, etc.</text:span></text:p>
            </text:list-item>
            <text:list-item>
              <text:p text:style-name="P12"><text:span text:style-name="T3"><text:s/></text:span><text:span text:style-name="T3">Sabotage</text:span></text:p>
            </text:list-item>
            <text:list-item>
              <text:p text:style-name="P12"><text:span text:style-name="T3"><text:s/></text:span><text:span text:style-name="T3">Spionage</text:span></text:p>
            </text:list-item>
            <text:list-item>
              <text:p text:style-name="P12"><text:span text:style-name="T3"><text:s/></text:span><text:span text:style-name="T3">Betrug und Diebstahl</text:span></text:p>
            </text:list-item>
            <text:list-item>
              <text:p text:style-name="P12"><text:span text:style-name="T3"><text:s/></text:span><text:span text:style-name="T3">Geld, Geld, Geld</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2" draw:style-name="dp1" draw:master-page-name="vorlage">
        <office:forms form:automatic-focus="false" form:apply-design-mode="false"/>
        <draw:custom-shape draw:style-name="gr1" draw:text-style-name="P15" draw:layer="layout" svg:width="23.147cm" svg:height="1.447cm" svg:x="1.3cm" svg:y="0.3cm">
          <text:p text:style-name="P1"><text:span text:style-name="T1">Bedrohungen: Elementarschäden</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5.807cm" svg:x="1.3cm" svg:y="4cm">
          <text:list text:style-name="L1">
            <text:list-item>
              <text:p text:style-name="P12"><text:span text:style-name="T3"><text:s/></text:span><text:span text:style-name="T3">Systemausfall / Hardwaredefekt</text:span></text:p>
            </text:list-item>
            <text:list-item>
              <text:p text:style-name="P12"><text:span text:style-name="T3"><text:s/></text:span><text:span text:style-name="T3">Feuer</text:span></text:p>
            </text:list-item>
            <text:list-item>
              <text:p text:style-name="P12"><text:span text:style-name="T3"><text:s/></text:span><text:span text:style-name="T3">Überschwemmung</text:span></text:p>
            </text:list-item>
            <text:list-item>
              <text:p text:style-name="P12"><text:span text:style-name="T3"><text:s/></text:span><text:span text:style-name="T3">Stürme</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3" draw:style-name="dp1" draw:master-page-name="vorlage">
        <office:forms form:automatic-focus="false" form:apply-design-mode="false"/>
        <draw:custom-shape draw:style-name="gr6" draw:text-style-name="P15" draw:layer="layout" svg:width="23.147cm" svg:height="1.447cm" svg:x="1.3cm" svg:y="0.3cm">
          <text:p text:style-name="P9"><text:span text:style-name="T1">Bedrohungen: Mensch</text:span></text:p>
          <draw:enhanced-geometry svg:viewBox="0 0 21600 21600" draw:mirror-horizontal="false" draw:mirror-vertical="false"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891cm" svg:x="1.3cm" svg:y="4cm">
          <text:list text:style-name="L1">
            <text:list-item>
              <text:p text:style-name="P12"><text:span text:style-name="T3"><text:s/></text:span><text:span text:style-name="T3">Fehlbedienung</text:span></text:p>
            </text:list-item>
            <text:list-item>
              <text:p text:style-name="P12"><text:span text:style-name="T3"><text:s/></text:span><text:span text:style-name="T3">Löschen</text:span></text:p>
            </text:list-item>
            <text:list-item>
              <text:p text:style-name="P12"><text:span text:style-name="T3"><text:s/></text:span><text:span text:style-name="T3">Verschieben</text:span></text:p>
            </text:list-item>
            <text:list-item>
              <text:p text:style-name="P12"><text:span text:style-name="T3"><text:s/>“</text:span><text:span text:style-name="T3">Überspeichern“</text:span></text:p>
            </text:list-item>
            <text:list-item>
              <text:p text:style-name="P12"><text:span text:style-name="T3"><text:s/></text:span><text:span text:style-name="T3">Schwache Passwörter</text:span></text:p>
            </text:list-item>
            <text:list-item>
              <text:p text:style-name="P12"><text:span text:style-name="T3"><text:s/></text:span><text:span text:style-name="T3">Aufschriebe</text:span></text:p>
            </text:list-item>
            <text:list-item>
              <text:p text:style-name="P12"><text:span text:style-name="T3"><text:s/></text:span><text:span text:style-name="T3">Weitergabe von Daten</text:span></text:p>
            </text:list-item>
            <text:list-item>
              <text:p text:style-name="P12"><text:span text:style-name="T3"><text:s/></text:span><text:span text:style-name="T3">Bequemlichkeit</text:span></text:p>
            </text:list-item>
            <text:list-item>
              <text:p text:style-name="P12"><text:span text:style-name="T3"><text:s/></text:span><text:span text:style-name="T3">Verlust von Notebooks, Handys, USB-Sticks</text:span></text:p>
              <text:list>
                <text:list-item>
                  <text:p text:style-name="P12"><text:span text:style-name="T3">London pro Jahr in Taxis: 3000, 6000, 2000</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4" draw:style-name="dp1" draw:master-page-name="vorlage">
        <office:forms form:automatic-focus="false" form:apply-design-mode="false"/>
        <draw:custom-shape draw:style-name="gr7" draw:layer="layout" svg:width="20.139cm" svg:height="2.453cm" svg:x="1.3cm" svg:y="0.3cm">
          <text:p><text:span text:style-name="T4">Bedrohungen: Man in the middle</text:span></text:p>
          <draw:enhanced-geometry svg:viewBox="0 0 21600 21600" draw:type="mso-spt202" draw:enhanced-path="M 0 0 L 21600 0 21600 21600 0 21600 0 0 Z N"/>
        </draw:custom-shape>
        <draw:custom-shape draw:style-name="gr3" draw:layer="layout" svg:width="22.944cm" svg:height="10.349cm" svg:x="1.3cm" svg:y="4cm">
          <text:list text:style-name="L1">
            <text:list-item>
              <text:p text:style-name="P12"><text:span text:style-name="T3"><text:s/></text:span><text:span text:style-name="T3">Zwischenschalten zwischen Sender und Empfänger</text:span></text:p>
            </text:list-item>
            <text:list-item>
              <text:p text:style-name="P12"><text:s/>Einsehen / Manipulieren der Daten</text:p>
            </text:list-item>
            <text:list-item>
              <text:p text:style-name="P12"><text:s/>ARP- / Gateway-Spoofing</text:p>
            </text:list-item>
            <text:list-item>
              <text:p text:style-name="P12"><text:s/>WLAN-Snarfing</text:p>
            </text:list-item>
            <text:list-item>
              <text:p text:style-name="P12"><text:s/>Host-Datei</text:p>
            </text:list-item>
            <text:list-item>
              <text:p text:style-name="P12"><text:s/>Kontrolle über Netzwerk-Hardware</text:p>
            </text:list-item>
            <text:list-item>
              <text:p text:style-name="P12"><text:s/>z.B. beim Online-Banking</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5" draw:style-name="dp1" draw:master-page-name="vorlage">
        <office:forms form:automatic-focus="false" form:apply-design-mode="false"/>
        <draw:custom-shape draw:style-name="gr8" draw:layer="layout" svg:width="23.147cm" svg:height="1.353cm" svg:x="1.3cm" svg:y="0.3cm">
          <text:p><text:span text:style-name="T4">Bedrohungen: Denial of Service</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947cm" svg:x="1.3cm" svg:y="4cm">
          <text:p text:style-name="P12"><text:span text:style-name="T3">Als Denial of Service (kurz DoS, englisch für: Dienstverweigerung <text:s/>oder -ablehnung) wird in der digitalen Datenverarbeitung die Folge einer Überlastung von Infrastruktursystemen bezeichnet.</text:span></text:p>
          <text:p text:style-name="P12"><text:span text:style-name="T3">Solch eine Dienstverweigerung kann durch unbeabsichtigte Überlastungen verursacht werden oder durch einen mutwilligen Angriff auf einen Host (Server), einen Rechner oder sonstige Netzkomponenten in einem Datennetz. Dies geschieht in der Regel mit der Absicht, einen oder mehrere bereitgestellte Dienste arbeitsunfähig zu machen. Erfolgt solch ein Angriff koordiniert von einer größeren Anzahl anderer Systeme aus, so spricht man von Verteilter Dienstblockade oder englisch Distributed Denial of Service (DDoS). Normalerweise werden solche Angriffe nicht per Hand, sondern mit Backdoor-Programmen oder Ähnlichem durchgeführt, die sich von alleine auf anderen Rechnern im Netzwerk verbreiten und dem Angreifer durch solche Botnetze weitere Wirte zum Ausführen seiner Angriffe bringen.</text:span></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6" draw:style-name="dp1" draw:master-page-name="vorlage">
        <office:forms form:automatic-focus="false" form:apply-design-mode="false"/>
        <draw:custom-shape draw:style-name="gr8" draw:layer="layout" svg:width="23.147cm" svg:height="1.353cm" svg:x="1.3cm" svg:y="0.3cm">
          <text:p><text:span text:style-name="T4">Bedrohungen: Tracking</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3.377cm" svg:x="1.3cm" svg:y="4cm">
          <text:p text:style-name="P12"><text:span text:style-name="T5">Gefahren für die Privatsphäre durch:</text:span></text:p>
          <text:list text:style-name="L1">
            <text:list-item>
              <text:p text:style-name="P12"><text:span text:style-name="T5"><text:s/></text:span><text:span text:style-name="T5">Tracking</text:span></text:p>
            </text:list-item>
            <text:list-item>
              <text:p text:style-name="P12"><text:span text:style-name="T5"><text:s/></text:span><text:span text:style-name="T5">Cookies</text:span></text:p>
            </text:list-item>
            <text:list-item>
              <text:p text:style-name="P12"><text:span text:style-name="T5"><text:s/></text:span><text:span text:style-name="T5">Web-Bugs</text:span></text:p>
            </text:list-item>
            <text:list-item>
              <text:p text:style-name="P12"><text:span text:style-name="T5"><text:s/></text:span><text:span text:style-name="T5">Sniffing</text:span></text:p>
            </text:list-item>
            <text:list-item>
              <text:p text:style-name="P12"><text:span text:style-name="T5"><text:s/></text:span><text:span text:style-name="T5">Webspoofing</text:span></text:p>
            </text:list-item>
            <text:list-item>
              <text:p text:style-name="P12"><text:span text:style-name="T5"><text:s/></text:span><text:span text:style-name="T5">Spyware</text:span></text:p>
            </text:list-item>
            <text:list-item>
              <text:p text:style-name="P12"><text:span text:style-name="T5"><text:s/></text:span><text:span text:style-name="T5">Adware</text:span></text:p>
            </text:list-item>
            <text:list-item>
              <text:p text:style-name="P12"><text:span text:style-name="T5"><text:s/></text:span><text:span text:style-name="T5">Keylogger</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29.836cm" svg:x="3.25cm" svg:y="14.129cm" presentation:class="notes" presentation:user-transformed="true">
            <draw:text-box>
              <text:p><text:span text:style-name="T5">Der Abruf einer </text:span><text:span text:style-name="T6"><text:a xlink:href="http://www.www-kurs.de/gloss_w.htm">Web-Seite</text:a></text:span><text:span text:style-name="T5"> kann auch indirekt, d.h. über einen anderen Rechner geschehen. Die Informationen könnten dann mitgelesen und verändert werden. Wie das aussieht kann man hier ausprobieren: </text:span><text:span text:style-name="T6"><text:a xlink:href="http://www.anonymizer.com/">http://</text:a></text:span><text:span text:style-name="T6"><text:a xlink:href="http://www.anonymizer.com/">www.anonymizer.com</text:a></text:span><text:span text:style-name="T6"><text:a xlink:href="http://www.anonymizer.com/">/</text:a></text:span><text:span text:style-name="T5"> (Stand 2003-09). Geben Sie eine, Ihnen bekannte, Adresse ein.  </text:span><text:span text:style-name="T5"><text:line-break/></text:span><text:span text:style-name="T5">Es kann durchaus passieren, dass Sie mit einem interessanten Link (Download von Gratis-Software) geködert und anschließend "abgehört" werden. Achten Sie auf Änderungen der gewohnten Internetadressen. Beim Homebanking kann daher der Sicherheitstipp der Bank erfolgen: "Achten Sie immer darauf, dass die Adresse http://www.bank-xy.de/ lautet!".  </text:span><text:span text:style-name="T5"><text:line-break/></text:span><text:span text:style-name="T5">Ein weiteres Sicherheitsloch könnte das </text:span><text:span text:style-name="T6"><text:a xlink:href="http://www.www-kurs.de/gloss_w.htm">Windows </text:a></text:span><text:span text:style-name="T6"><text:a xlink:href="http://www.www-kurs.de/gloss_w.htm">Spoofing</text:a></text:span><text:span text:style-name="T5"> sein.  </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7" draw:style-name="dp1" draw:master-page-name="vorlage">
        <office:forms form:automatic-focus="false" form:apply-design-mode="false"/>
        <draw:custom-shape draw:style-name="gr8" draw:layer="layout" svg:width="23.147cm" svg:height="1.353cm" svg:x="1.3cm" svg:y="0.3cm">
          <text:p><text:span text:style-name="T4">Bedrohungen: SPAM</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0.349cm" svg:x="1.3cm" svg:y="4cm">
          <text:list text:style-name="L1">
            <text:list-item>
              <text:p text:style-name="P12"><text:span text:style-name="T5"><text:s/></text:span><text:span text:style-name="T5">Massenhaftes Senden vor allem von Emails</text:span></text:p>
            </text:list-item>
            <text:list-item>
              <text:p text:style-name="P12"><text:s/>97% aller Emails sind Spam</text:p>
            </text:list-item>
            <text:list-item>
              <text:p text:style-name="P12"><text:s/>Schaden</text:p>
              <text:list>
                <text:list-item>
                  <text:p text:style-name="P12">Arbeitszeit / Rechenzeit</text:p>
                </text:list-item>
              </text:list>
            </text:list-item>
            <text:list-item>
              <text:p text:style-name="P12"><text:s/>Rechtliches</text:p>
              <text:list>
                <text:list-item>
                  <text:p text:style-name="P12">Keine einheitliche Regelung</text:p>
                </text:list-item>
              </text:list>
            </text:list-item>
            <text:list-item>
              <text:p text:style-name="P12"><text:s/>Extrem hoher Schade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8.786cm" svg:x="3.25cm" svg:y="14.129cm" presentation:class="notes" presentation:user-transformed="true">
            <draw:text-box>
              <text:p><text:span text:style-name="T5">Durch Spam entsteht allein in den Vereinigten Staaten pro Jahr ein Schaden von 22 Milliarden US-Dollar.[5] Nach neueren Studien verbrauchen 62 Billionen Spam-Mails jährlich zirka 33 Milliarden Kilowattstunden Energie sowie 100 Milliarden Stunden Arbeitszeit zum Sichten und Löschen der Spam-Mails.[6][7]</text:span></text:p>
              <text:p/>
              <text:p>Realtime Blackhole List (RBL) oder DNS-based Blackhole List (DNSBL) und Greylisting</text:p>
              <text:p/>
              <text:p>Askimet </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8" draw:style-name="dp1" draw:master-page-name="vorlage">
        <office:forms form:automatic-focus="false" form:apply-design-mode="false"/>
        <draw:custom-shape draw:style-name="gr8" draw:layer="layout" svg:width="23.147cm" svg:height="1.353cm" svg:x="1.3cm" svg:y="0.3cm">
          <text:p><text:span text:style-name="T4">Bedrohungen: Phishing</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8.835cm" svg:x="1.3cm" svg:y="4cm">
          <text:list text:style-name="L1">
            <text:list-item>
              <text:p text:style-name="P12"><text:span text:style-name="T5"><text:s/>„</text:span><text:span text:style-name="T5">password fishing“</text:span></text:p>
            </text:list-item>
            <text:list-item>
              <text:p text:style-name="P12"><text:s/>Ausspähen der Daten</text:p>
            </text:list-item>
            <text:list-item>
              <text:p text:style-name="P12"><text:s/>Gefälschte WWW-Seiten</text:p>
            </text:list-item>
            <text:list-item>
              <text:p text:style-name="P12"><text:s/>(HTML-)Emails</text:p>
            </text:list-item>
            <text:list-item>
              <text:p text:style-name="P12"><text:s/>Auch per Spionage-Software auf dem Rechner</text:p>
            </text:list-item>
            <text:list-item>
              <text:p text:style-name="P12"><text:s/>Pharming =&gt; DNS / Host-Spoofing</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7">Durch Spam entsteht allein in den Vereinigten Staaten pro Jahr ein Schaden von 22 Milliarden US-Dollar.[5] Nach neueren Studien verbrauchen 62 Billionen Spam-Mails jährlich zirka 33 Milliarden Kilowattstunden Energie sowie 100 Milliarden Stunden Arbeitszeit zum Sichten und Löschen der Spam-Mails.[6][7]</text:span></text:p>
              <text:p><text:span text:style-name="T8"/></text:p>
              <text:p><text:span text:style-name="T8">RBL und Greylisting</text:span></text:p>
              <text:p><text:span text:style-name="T8"/></text:p>
              <text:p><text:span text:style-name="T8">Askimet </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19" draw:style-name="dp1" draw:master-page-name="vorlage">
        <office:forms form:automatic-focus="false" form:apply-design-mode="false"/>
        <draw:custom-shape draw:style-name="gr7" draw:layer="layout" svg:width="24.967cm" svg:height="2.453cm" svg:x="1.3cm" svg:y="0.3cm">
          <text:p><text:span text:style-name="T4">Bedrohungen: XSS / SQL-Injection / CSRF</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0.349cm" svg:x="1.3cm" svg:y="4cm">
          <text:list text:style-name="L1">
            <text:list-item>
              <text:p text:style-name="P12"><text:span text:style-name="T5"><text:s/></text:span><text:span text:style-name="T5">Cross-Site Scripting</text:span></text:p>
              <text:list>
                <text:list-item>
                  <text:p text:style-name="P12">Code-Ausführung (Javascript)</text:p>
                </text:list-item>
                <text:list-item>
                  <text:p text:style-name="P12">Remote-Include</text:p>
                </text:list-item>
              </text:list>
            </text:list-item>
            <text:list-item>
              <text:p text:style-name="P12"><text:s/>SQL-Injection</text:p>
              <text:list>
                <text:list-item>
                  <text:p text:style-name="P12">Ausspähen / Löschen von Daten</text:p>
                </text:list-item>
              </text:list>
            </text:list-item>
            <text:list-item>
              <text:p text:style-name="P12"><text:s/>Cross-Site Request Forgery </text:p>
              <text:list>
                <text:list-item>
                  <text:p text:style-name="P12">z.B. angemeldeter Benutzer legt User an</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5">Escapiung</text:span></text:p>
              <text:p/>
              <text:p>Nur POST akzeptiere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0" draw:style-name="dp1" draw:master-page-name="vorlage">
        <office:forms form:automatic-focus="false" form:apply-design-mode="false"/>
        <draw:custom-shape draw:style-name="gr7" draw:layer="layout" svg:width="25.867cm" svg:height="2.453cm" svg:x="1.3cm" svg:y="0.3cm">
          <text:p><text:span text:style-name="T4">Bedrohungen: Viren / Trojaner / Würmer</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3.377cm" svg:x="1.3cm" svg:y="4cm">
          <text:list text:style-name="L1">
            <text:list-item>
              <text:p text:style-name="P12"><text:span text:style-name="T5"><text:s/></text:span><text:span text:style-name="T5">Virus</text:span></text:p>
              <text:list>
                <text:list-item>
                  <text:p text:style-name="P12"><text:span text:style-name="T5">Richtet meist Schaden an</text:span></text:p>
                </text:list-item>
                <text:list-item>
                  <text:p text:style-name="P12"><text:span text:style-name="T5">Verbreitung passiv via Datenträger / Email</text:span></text:p>
                </text:list-item>
              </text:list>
            </text:list-item>
            <text:list-item>
              <text:p text:style-name="P12"><text:span text:style-name="T5"><text:s/></text:span><text:span text:style-name="T5">Trojaner</text:span></text:p>
              <text:list>
                <text:list-item>
                  <text:p text:style-name="P12"><text:span text:style-name="T5">Tarnt sich als nützliche Anwendung</text:span></text:p>
                </text:list-item>
                <text:list-item>
                  <text:p text:style-name="P12"><text:span text:style-name="T5">Wird meist zum Ausspionieren genutzt</text:span></text:p>
                </text:list-item>
              </text:list>
            </text:list-item>
            <text:list-item>
              <text:p text:style-name="P12"><text:span text:style-name="T5"><text:s/></text:span><text:span text:style-name="T5">Wurm</text:span></text:p>
              <text:list>
                <text:list-item>
                  <text:p text:style-name="P12"><text:span text:style-name="T5">Verbreitet sich aktiv selber, meist via Internet</text:span></text:p>
                </text:list-item>
                <text:list-item>
                  <text:p text:style-name="P12"><text:span text:style-name="T5">Oft kein direkter Schaden, sondern erst zeitverzögert</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7">Escapiung</text:span></text:p>
              <text:p><text:span text:style-name="T8"/></text:p>
              <text:p><text:span text:style-name="T8">Nur POST akzeptieren.</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1" draw:style-name="dp1" draw:master-page-name="vorlage">
        <office:forms form:automatic-focus="false" form:apply-design-mode="false"/>
        <draw:custom-shape draw:style-name="gr9" draw:layer="layout" svg:width="25.922cm" svg:height="3.554cm" svg:x="1.3cm" svg:y="0.3cm">
          <text:p><text:span text:style-name="T4">Bedrohungen: Mobbing / Jugendschutz / Anbieterkennzeichnung / Betrug</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1.863cm" svg:x="1.3cm" svg:y="4cm">
          <text:list text:style-name="L1">
            <text:list-item>
              <text:p text:style-name="P12"><text:span text:style-name="T5"><text:s/></text:span><text:span text:style-name="T5">Rechtlich relevante Themen</text:span></text:p>
            </text:list-item>
            <text:list-item>
              <text:p text:style-name="P12"><text:span text:style-name="T5"><text:s/></text:span><text:span text:style-name="T5">Sicherstellung des alters durch Verfahren</text:span></text:p>
              <text:list>
                <text:list-item>
                  <text:p text:style-name="P12"><text:span text:style-name="T5">PostIdent</text:span></text:p>
                </text:list-item>
                <text:list-item>
                  <text:p text:style-name="P12"><text:span text:style-name="T5">Personalausweis?</text:span></text:p>
                </text:list-item>
                <text:list-item>
                  <text:p text:style-name="P12"><text:span text:style-name="T5">…</text:span></text:p>
                </text:list-item>
              </text:list>
            </text:list-item>
            <text:list-item>
              <text:p text:style-name="P12"><text:span text:style-name="T5"><text:s/></text:span><text:span text:style-name="T5">Redaktionelle Prüfung und Freigabe von Beiträgen</text:span></text:p>
            </text:list-item>
            <text:list-item>
              <text:p text:style-name="P12"><text:span text:style-name="T5"><text:s/></text:span><text:span text:style-name="T5">Vollständiges Impressum falls es doch Beschwerden gibt</text:span></text:p>
            </text:list-item>
            <text:list-item>
              <text:p text:style-name="P12"><text:span text:style-name="T5"><text:s/></text:span><text:span text:style-name="T5">Logging von Aktivität zur nachträglichen Aufspüren von Straftaten</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7">Escapiung</text:span></text:p>
              <text:p><text:span text:style-name="T8"/></text:p>
              <text:p><text:span text:style-name="T8">Nur POST akzeptieren.</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2" draw:style-name="dp1" draw:master-page-name="vorlage">
        <office:forms form:automatic-focus="false" form:apply-design-mode="false"/>
        <draw:custom-shape draw:style-name="gr8" draw:layer="layout" svg:width="23.147cm" svg:height="1.353cm" svg:x="1.3cm" svg:y="0.3cm">
          <text:p><text:span text:style-name="T4">Verteidigung: Menschenverstand</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2.779cm" svg:x="1.3cm" svg:y="4cm">
          <text:list text:style-name="L1">
            <text:list-item>
              <text:p text:style-name="P12"><text:span text:style-name="T5"><text:s/></text:span><text:span text:style-name="T5">Gehirn einschalten</text:span></text:p>
            </text:list-item>
            <text:list-item>
              <text:p text:style-name="P12"><text:s/>Gesundes Misstraue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3" draw:style-name="dp1" draw:master-page-name="vorlage">
        <office:forms form:automatic-focus="false" form:apply-design-mode="false"/>
        <draw:custom-shape draw:style-name="gr8" draw:layer="layout" svg:width="23.147cm" svg:height="1.353cm" svg:x="1.3cm" svg:y="0.3cm">
          <text:p><text:span text:style-name="T4">Verteidigung: Firewalls</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1.863cm" svg:x="1.3cm" svg:y="4cm">
          <text:list text:style-name="L1">
            <text:list-item>
              <text:p text:style-name="P12"><text:span text:style-name="T5"><text:s/></text:span><text:span text:style-name="T5">Abgrenzung von sicheren und unsicheren Netzen</text:span></text:p>
            </text:list-item>
            <text:list-item>
              <text:p text:style-name="P12"><text:s/>Barriere für unerwünschte Daten</text:p>
            </text:list-item>
            <text:list-item>
              <text:p text:style-name="P12"><text:s/>Ggf. Überprüfung der durchgelassenen Daten</text:p>
            </text:list-item>
            <text:list-item>
              <text:p text:style-name="P12"><text:s/>Ansätze</text:p>
              <text:list>
                <text:list-item>
                  <text:p text:style-name="P12">Paketfilterung</text:p>
                </text:list-item>
                <text:list-item>
                  <text:p text:style-name="P12">Stateful Inspection</text:p>
                </text:list-item>
                <text:list-item>
                  <text:p text:style-name="P12">Überprüfung auf Applikationsebene</text:p>
                </text:list-item>
              </text:list>
            </text:list-item>
            <text:list-item>
              <text:p text:style-name="P12"><text:s/>Personal Firewalls</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9">Mit einer Firewall lassen sich unsichere von sicheren Netzen abgrenzen (lokales Netz/Internet). Die Firewall fungiert als Barriere für unerwünschte Daten und überprüft ggf. Noch die durchgelassenen Daten. </text:span></text:p>
              <text:p><text:span text:style-name="T10">Verschiedene Ansätze: </text:span></text:p>
              <text:list text:style-name="L3">
                <text:list-item>
                  <text:p><text:span text:style-name="T10">Paketfilterung: Datenübertragungen auf bestimmte Ports werden generell gesperrt.</text:span></text:p>
                </text:list-item>
                <text:list-item>
                  <text:p><text:span text:style-name="T10">Stateful Instpection: Auswertung des Datenstroms </text:span></text:p>
                </text:list-item>
                <text:list-item>
                  <text:p><text:span text:style-name="T10">Überprüfung auf Applikationsebene: Datenstrom wird komplett auf seinen Inhalt überprüft. Einfachster Fall: Proxy. Verschiedenste Filtermechanismen möglich.</text:span></text:p>
                </text:list-item>
              </text:list>
              <text:p><text:span text:style-name="T10">Personal Firewalls</text:span></text:p>
              <text:p><text:span text:style-name="T10">richten sich vornehmlich an Privatkunden, die ihren Rechner gegen unbefugte Zugriffe aus dem Netz sichern wollen. Meist Paketfilterung und Zugangsregelungen für Anwendungen. Oft ist die Sicherheit trügerisch, da der User nur selten weiß, was er bei der Konfiguration tut. </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4" draw:style-name="dp1" draw:master-page-name="vorlage">
        <office:forms form:automatic-focus="false" form:apply-design-mode="false"/>
        <draw:custom-shape draw:style-name="gr8" draw:layer="layout" svg:width="23.147cm" svg:height="1.353cm" svg:x="1.3cm" svg:y="0.3cm">
          <text:p><text:span text:style-name="T4">Verteidigung: IDS</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1.863cm" svg:x="1.3cm" svg:y="4cm">
          <text:list text:style-name="L1">
            <text:list-item>
              <text:p text:style-name="P12"><text:span text:style-name="T5"><text:s/></text:span><text:span text:style-name="T5">Intrusion Detection System</text:span></text:p>
            </text:list-item>
            <text:list-item>
              <text:p text:style-name="P12"><text:s/>Software</text:p>
              <text:list>
                <text:list-item>
                  <text:p text:style-name="P12">Netzwerk</text:p>
                </text:list-item>
                <text:list-item>
                  <text:p text:style-name="P12">Applikation</text:p>
                </text:list-item>
                <text:list-item>
                  <text:p text:style-name="P12">Datenbank</text:p>
                </text:list-item>
              </text:list>
            </text:list-item>
            <text:list-item>
              <text:p text:style-name="P12"><text:s/>Warnehmung &gt; Mustererkennung &gt; Reaktion</text:p>
            </text:list-item>
            <text:list-item>
              <text:p text:style-name="P12"><text:s/>Statisch vs. Heuristisch</text:p>
            </text:list-item>
            <text:list-item>
              <text:p text:style-name="P12"><text:s/>Probleme: Falschmeldungen / Aufwändig</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9">Mit einer Firewall lassen sich unsichere von sicheren Netzen abgrenzen (lokales Netz/Internet). Die Firewall fungiert als Barriere für unerwünschte Daten und überprüft ggf. Noch die durchgelassenen Daten. </text:span></text:p>
              <text:p><text:span text:style-name="T10">Verschiedene Ansätze: </text:span></text:p>
              <text:list text:style-name="L3">
                <text:list-item>
                  <text:p><text:span text:style-name="T10">Paketfilterung: Datenübertragungen auf bestimmte Ports werden generell gesperrt.</text:span></text:p>
                </text:list-item>
                <text:list-item>
                  <text:p><text:span text:style-name="T10">Stateful Instpection: Auswertung des Datenstroms </text:span></text:p>
                </text:list-item>
                <text:list-item>
                  <text:p><text:span text:style-name="T10">Überprüfung auf Applikationsebene: Datenstrom wird komplett auf seinen Inhalt überprüft. Einfachster Fall: Proxy. Verschiedenste Filtermechanismen möglich.</text:span></text:p>
                </text:list-item>
              </text:list>
              <text:p><text:span text:style-name="T10">Personal Firewalls</text:span></text:p>
              <text:p><text:span text:style-name="T10">richten sich vornehmlich an Privatkunden, die ihren Rechner gegen unbefugte Zugriffe aus dem Netz sichern wollen. Meist Paketfilterung und Zugangsregelungen für Anwendungen. Oft ist die Sicherheit trügerisch, da der User nur selten weiß, was er bei der Konfiguration tut. </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5" draw:style-name="dp1" draw:master-page-name="vorlage">
        <office:forms form:automatic-focus="false" form:apply-design-mode="false"/>
        <draw:custom-shape draw:style-name="gr8" draw:layer="layout" svg:width="23.147cm" svg:height="1.353cm" svg:x="1.3cm" svg:y="0.3cm">
          <text:p><text:span text:style-name="T4">Verteidigung: Honeypot</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8.363cm" svg:x="1.3cm" svg:y="4cm">
          <text:p text:style-name="P12"><text:span text:style-name="T5">Als ein Honigtopf oder auch englisch Honeypot (früher auch Iron Box genannt) wird in der Computersicherheit ein Computerprogramm oder ein Server bezeichnet, das Netzwerkdienste eines Computers, eines ganzen Rechnernetzes <text:s/>oder das Verhalten eines Anwenders simuliert. Honeypots werden eingesetzt, um Informationen über Angriffsmuster und Angreiferverhalten zu erhalten. Erfolgt ein Zugriff auf einen derartigen virtuellen Dienst oder Nutzer, werden alle damit verbundenen Aktionen protokolliert und gegebenenfalls ein Alarm ausgelöst.</text:span></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6" draw:style-name="dp1" draw:master-page-name="vorlage">
        <office:forms form:automatic-focus="false" form:apply-design-mode="false"/>
        <draw:custom-shape draw:style-name="gr8" draw:layer="layout" svg:width="23.147cm" svg:height="1.353cm" svg:x="1.3cm" svg:y="0.3cm">
          <text:p><text:span text:style-name="T4">Verteidigung: Mein PC</text:span></text:p>
          <draw:enhanced-geometry svg:viewBox="0 0 21600 21600" draw:type="mso-spt202" draw:enhanced-path="M 0 0 L 21600 0 21600 21600 0 21600 0 0 Z N"/>
        </draw:custom-shape>
        <draw:custom-shape draw:style-name="gr3" draw:layer="layout" svg:width="22.944cm" svg:height="14.891cm" svg:x="1.3cm" svg:y="4cm">
          <text:list text:style-name="L1">
            <text:list-item>
              <text:p text:style-name="P12"><text:span text:style-name="T5"><text:s/></text:span><text:span text:style-name="T5">Viruskiller / Adware / Spyware und automatische Signatur-Updates</text:span></text:p>
            </text:list-item>
            <text:list-item>
              <text:p text:style-name="P12"><text:s/>Firewall installieren (Test mit Online-Portscanner)</text:p>
            </text:list-item>
            <text:list-item>
              <text:p text:style-name="P12"><text:s/>Firewall auf Router einschalten</text:p>
            </text:list-item>
            <text:list-item>
              <text:p text:style-name="P12"><text:s/>Regelmässig Sicherheitsupdates einspielen</text:p>
            </text:list-item>
            <text:list-item>
              <text:p text:style-name="P12"><text:s/>Browser / Email-Client abdichten</text:p>
            </text:list-item>
            <text:list-item>
              <text:p text:style-name="P12"><text:s/>Surfaccount mit wenigen Rechten einrichten.</text:p>
            </text:list-item>
            <text:list-item>
              <text:p text:style-name="P12"><text:s/>Surfverhalten an die Gefahren anpassen!!! </text:p>
            </text:list-item>
            <text:list-item>
              <text:p text:style-name="P12"><text:s/>Passwörter verwenden: Passwort-Regeln</text:p>
            </text:list-item>
            <text:list-item>
              <text:p text:style-name="P12"><text:s/>WPA(2) bei WLAN</text:p>
            </text:list-item>
            <text:list-item>
              <text:p text:style-name="P12"><text:s/>VPN / SSH</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9">Installation eines Viruskillers und automatische Signatur-Updates</text:span></text:p>
              <text:p><text:span text:style-name="T11">Firewall</text:span><text:span text:style-name="T12"> installieren, nach der Installation mit Online-Portscanner testen.</text:span></text:p>
              <text:p><text:span text:style-name="T12">Regelmässig </text:span><text:span text:style-name="T11">Sicherheitsupdates</text:span><text:span text:style-name="T12"> einspielen</text:span></text:p>
              <text:p><text:span text:style-name="T12">Schutz vor </text:span><text:span text:style-name="T11">Dialern</text:span><text:span text:style-name="T12">: Sicher sind Ausschlusslisten in der Telefonanlage. Geringeren Schutz bieten aber auch Anti-Dialer-Programme wie „Yet Another Warner“.</text:span></text:p>
              <text:p><text:span text:style-name="T11">Browser</text:span><text:span text:style-name="T12"> abdichten: V.a. der Internet Explorer hat zahlreiche Sicherheitslöcher. Darum empfiehlt sich eine sichere Konfiguration (ActiveX, Java, .... abschalten) oder der Umstieg auf andere Browser wie Opera, Mozilla oder Netscape</text:span></text:p>
              <text:p><text:span text:style-name="T11">Emai-Client</text:span><text:span text:style-name="T12"> absichern: HTML-Mails abschalten, Öffnen von ausführbaren Mailanhängen verbieten. Wenn möglich, auf Nicht-Microsoft-Mail-Client umsteigen.</text:span></text:p>
              <text:p><text:span text:style-name="T12">Wenn möglich </text:span><text:span text:style-name="T11">Surfaccount</text:span><text:span text:style-name="T12"> mit wenigen Rechten einrichten.</text:span></text:p>
              <text:p><text:span text:style-name="T11">Surfverhalten</text:span><text:span text:style-name="T12"> an die Gefahren anpassen!!! Keine unbedachten Clicks auf Attachments, Installationsfragen, Auswahl „gute“ Passwörter ...</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7" draw:style-name="dp1" draw:master-page-name="vorlage">
        <office:forms form:automatic-focus="false" form:apply-design-mode="false"/>
        <draw:custom-shape draw:style-name="gr8" draw:layer="layout" svg:width="23.147cm" svg:height="1.353cm" svg:x="1.3cm" svg:y="0.3cm">
          <text:p><text:span text:style-name="T4">Verteidigung: Die Webapplikation</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891cm" svg:x="1.3cm" svg:y="4cm">
          <text:list text:style-name="L1">
            <text:list-item>
              <text:p text:style-name="P12"><text:span text:style-name="T5"><text:s/></text:span><text:span text:style-name="T5">Aktuelle Komponenten benutzen</text:span></text:p>
              <text:list>
                <text:list-item>
                  <text:p text:style-name="P12"><text:span text:style-name="T5">Betriebssystem / Datenbank / Programmiersprache</text:span></text:p>
                </text:list-item>
              </text:list>
            </text:list-item>
            <text:list-item>
              <text:p text:style-name="P12"><text:span text:style-name="T5"><text:s/></text:span><text:span text:style-name="T5">Sichere Programmierrichtlinien beachten</text:span></text:p>
              <text:list>
                <text:list-item>
                  <text:p text:style-name="P12"><text:span text:style-name="T5">Escaping / Filtern / Validierung</text:span></text:p>
                </text:list-item>
                <text:list-item>
                  <text:p text:style-name="P12"><text:span text:style-name="T5">Security best practices</text:span></text:p>
                </text:list-item>
              </text:list>
            </text:list-item>
            <text:list-item>
              <text:p text:style-name="P12"><text:span text:style-name="T5"><text:s/></text:span><text:span text:style-name="T5">Härten der Applikation</text:span></text:p>
              <text:list>
                <text:list-item>
                  <text:p text:style-name="P12"><text:span text:style-name="T5">Session</text:span></text:p>
                </text:list-item>
                <text:list-item>
                  <text:p text:style-name="P12"><text:span text:style-name="T5">Formulare =&gt; Token / Captcha</text:span></text:p>
                </text:list-item>
                <text:list-item>
                  <text:p text:style-name="P12"><text:span text:style-name="T5">URL =&gt; Checksumme</text:span></text:p>
                </text:list-item>
                <text:list-item>
                  <text:p text:style-name="P12"><text:span text:style-name="T5">Whitelisting</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9">Installation eines Viruskillers und automatische Signatur-Updates</text:span></text:p>
              <text:p><text:span text:style-name="T11">Firewall</text:span><text:span text:style-name="T12"> installieren, nach der Installation mit Online-Portscanner testen.</text:span></text:p>
              <text:p><text:span text:style-name="T12">Regelmässig </text:span><text:span text:style-name="T11">Sicherheitsupdates</text:span><text:span text:style-name="T12"> einspielen</text:span></text:p>
              <text:p><text:span text:style-name="T12">Schutz vor </text:span><text:span text:style-name="T11">Dialern</text:span><text:span text:style-name="T12">: Sicher sind Ausschlusslisten in der Telefonanlage. Geringeren Schutz bieten aber auch Anti-Dialer-Programme wie „Yet Another Warner“.</text:span></text:p>
              <text:p><text:span text:style-name="T11">Browser</text:span><text:span text:style-name="T12"> abdichten: V.a. der Internet Explorer hat zahlreiche Sicherheitslöcher. Darum empfiehlt sich eine sichere Konfiguration (ActiveX, Java, .... abschalten) oder der Umstieg auf andere Browser wie Opera, Mozilla oder Netscape</text:span></text:p>
              <text:p><text:span text:style-name="T11">Emai-Client</text:span><text:span text:style-name="T12"> absichern: HTML-Mails abschalten, Öffnen von ausführbaren Mailanhängen verbieten. Wenn möglich, auf Nicht-Microsoft-Mail-Client umsteigen.</text:span></text:p>
              <text:p><text:span text:style-name="T12">Wenn möglich </text:span><text:span text:style-name="T11">Surfaccount</text:span><text:span text:style-name="T12"> mit wenigen Rechten einrichten.</text:span></text:p>
              <text:p><text:span text:style-name="T11">Surfverhalten</text:span><text:span text:style-name="T12"> an die Gefahren anpassen!!! Keine unbedachten Clicks auf Attachments, Installationsfragen, Auswahl „gute“ Passwörter ...</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8" draw:style-name="dp1" draw:master-page-name="vorlage">
        <office:forms form:automatic-focus="false" form:apply-design-mode="false"/>
        <draw:custom-shape draw:style-name="gr8" draw:layer="layout" svg:width="23.147cm" svg:height="1.353cm" svg:x="1.3cm" svg:y="0.3cm">
          <text:p><text:span text:style-name="T4">Verteidigung: Hardware</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891cm" svg:x="1.3cm" svg:y="4cm">
          <text:list text:style-name="L1">
            <text:list-item>
              <text:p text:style-name="P12"><text:span text:style-name="T5"><text:s/></text:span><text:span text:style-name="T5">Rechenzentrum</text:span></text:p>
              <text:list>
                <text:list-item>
                  <text:p text:style-name="P12"><text:span text:style-name="T5">Schutz vor Elementarschäden</text:span></text:p>
                </text:list-item>
                <text:list-item>
                  <text:p text:style-name="P12"><text:span text:style-name="T5">Geheimer Ort</text:span></text:p>
                </text:list-item>
                <text:list-item>
                  <text:p text:style-name="P12"><text:span text:style-name="T5">Zweites RZ</text:span></text:p>
                </text:list-item>
                <text:list-item>
                  <text:p text:style-name="P12"><text:span text:style-name="T5">Zugangskontrolle</text:span></text:p>
                </text:list-item>
              </text:list>
            </text:list-item>
            <text:list-item>
              <text:p text:style-name="P12"><text:span text:style-name="T5"><text:s/></text:span><text:span text:style-name="T5">Server</text:span></text:p>
              <text:list>
                <text:list-item>
                  <text:p text:style-name="P12"><text:span text:style-name="T5">Doppelt ausgeführt</text:span></text:p>
                </text:list-item>
                <text:list-item>
                  <text:p text:style-name="P12"><text:span text:style-name="T5">Standardkomponenten</text:span></text:p>
                </text:list-item>
                <text:list-item>
                  <text:p text:style-name="P12"><text:span text:style-name="T5">Virtualisierung</text:span></text:p>
                </text:list-item>
                <text:list-item>
                  <text:p text:style-name="P12"><text:span text:style-name="T5">Monitoring</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9">Installation eines Viruskillers und automatische Signatur-Updates</text:span></text:p>
              <text:p><text:span text:style-name="T11">Firewall</text:span><text:span text:style-name="T12"> installieren, nach der Installation mit Online-Portscanner testen.</text:span></text:p>
              <text:p><text:span text:style-name="T12">Regelmässig </text:span><text:span text:style-name="T11">Sicherheitsupdates</text:span><text:span text:style-name="T12"> einspielen</text:span></text:p>
              <text:p><text:span text:style-name="T12">Schutz vor </text:span><text:span text:style-name="T11">Dialern</text:span><text:span text:style-name="T12">: Sicher sind Ausschlusslisten in der Telefonanlage. Geringeren Schutz bieten aber auch Anti-Dialer-Programme wie „Yet Another Warner“.</text:span></text:p>
              <text:p><text:span text:style-name="T11">Browser</text:span><text:span text:style-name="T12"> abdichten: V.a. der Internet Explorer hat zahlreiche Sicherheitslöcher. Darum empfiehlt sich eine sichere Konfiguration (ActiveX, Java, .... abschalten) oder der Umstieg auf andere Browser wie Opera, Mozilla oder Netscape</text:span></text:p>
              <text:p><text:span text:style-name="T11">Emai-Client</text:span><text:span text:style-name="T12"> absichern: HTML-Mails abschalten, Öffnen von ausführbaren Mailanhängen verbieten. Wenn möglich, auf Nicht-Microsoft-Mail-Client umsteigen.</text:span></text:p>
              <text:p><text:span text:style-name="T12">Wenn möglich </text:span><text:span text:style-name="T11">Surfaccount</text:span><text:span text:style-name="T12"> mit wenigen Rechten einrichten.</text:span></text:p>
              <text:p><text:span text:style-name="T11">Surfverhalten</text:span><text:span text:style-name="T12"> an die Gefahren anpassen!!! Keine unbedachten Clicks auf Attachments, Installationsfragen, Auswahl „gute“ Passwörter ...</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29" draw:style-name="dp1" draw:master-page-name="vorlage">
        <office:forms form:automatic-focus="false" form:apply-design-mode="false"/>
        <draw:custom-shape draw:style-name="gr8" draw:layer="layout" svg:width="23.147cm" svg:height="1.353cm" svg:x="1.3cm" svg:y="0.3cm">
          <text:p><text:span text:style-name="T4">Verteidigung: Backup</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5.905cm" svg:x="1.3cm" svg:y="4cm">
          <text:list text:style-name="L1">
            <text:list-item>
              <text:p text:style-name="P12"><text:span text:style-name="T5"><text:s/></text:span><text:span text:style-name="T5">Medien</text:span></text:p>
              <text:list>
                <text:list-item>
                  <text:p text:style-name="P12"><text:span text:style-name="T5">Festplatte / Bänder / DVD / BlueRay / Online-Backup</text:span></text:p>
                </text:list-item>
              </text:list>
            </text:list-item>
            <text:list-item>
              <text:p text:style-name="P12"><text:span text:style-name="T5"><text:s/></text:span><text:span text:style-name="T5">RAID1/5</text:span></text:p>
            </text:list-item>
            <text:list-item>
              <text:p text:style-name="P12"><text:span text:style-name="T5"><text:s/></text:span><text:span text:style-name="T5">Backup vs. Archivierung vs. Image</text:span></text:p>
            </text:list-item>
            <text:list-item>
              <text:p text:style-name="P12"><text:span text:style-name="T5"><text:s/></text:span><text:span text:style-name="T5">Strategien</text:span></text:p>
              <text:list>
                <text:list-item>
                  <text:p text:style-name="P12"><text:span text:style-name="T5">Full-Backup / Differentiell / Inkrementell / Mischtaktik</text:span></text:p>
                </text:list-item>
              </text:list>
            </text:list-item>
            <text:list-item>
              <text:p text:style-name="P12"><text:span text:style-name="T5"><text:s/></text:span><text:span text:style-name="T5">Was ist zu sichern?</text:span></text:p>
            </text:list-item>
            <text:list-item>
              <text:p text:style-name="P12"><text:span text:style-name="T5"><text:s/></text:span><text:span text:style-name="T5">Lagerung der Backups</text:span></text:p>
            </text:list-item>
            <text:list-item>
              <text:p text:style-name="P12"><text:span text:style-name="T5"><text:s/></text:span><text:span text:style-name="T5">Frequenz der Backups</text:span></text:p>
            </text:list-item>
            <text:list-item>
              <text:p text:style-name="P12"><text:span text:style-name="T5"><text:s/></text:span><text:span text:style-name="T5">Spannungsverhältniss: Kosten – Geschwindigkeit – Sicherheit – Lebenszeit - <text:s text:c="3"/>Kosten</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9">Installation eines Viruskillers und automatische Signatur-Updates</text:span></text:p>
              <text:p><text:span text:style-name="T11">Firewall</text:span><text:span text:style-name="T12"> installieren, nach der Installation mit Online-Portscanner testen.</text:span></text:p>
              <text:p><text:span text:style-name="T12">Regelmässig </text:span><text:span text:style-name="T11">Sicherheitsupdates</text:span><text:span text:style-name="T12"> einspielen</text:span></text:p>
              <text:p><text:span text:style-name="T12">Schutz vor </text:span><text:span text:style-name="T11">Dialern</text:span><text:span text:style-name="T12">: Sicher sind Ausschlusslisten in der Telefonanlage. Geringeren Schutz bieten aber auch Anti-Dialer-Programme wie „Yet Another Warner“.</text:span></text:p>
              <text:p><text:span text:style-name="T11">Browser</text:span><text:span text:style-name="T12"> abdichten: V.a. der Internet Explorer hat zahlreiche Sicherheitslöcher. Darum empfiehlt sich eine sichere Konfiguration (ActiveX, Java, .... abschalten) oder der Umstieg auf andere Browser wie Opera, Mozilla oder Netscape</text:span></text:p>
              <text:p><text:span text:style-name="T11">Emai-Client</text:span><text:span text:style-name="T12"> absichern: HTML-Mails abschalten, Öffnen von ausführbaren Mailanhängen verbieten. Wenn möglich, auf Nicht-Microsoft-Mail-Client umsteigen.</text:span></text:p>
              <text:p><text:span text:style-name="T12">Wenn möglich </text:span><text:span text:style-name="T11">Surfaccount</text:span><text:span text:style-name="T12"> mit wenigen Rechten einrichten.</text:span></text:p>
              <text:p><text:span text:style-name="T11">Surfverhalten</text:span><text:span text:style-name="T12"> an die Gefahren anpassen!!! Keine unbedachten Clicks auf Attachments, Installationsfragen, Auswahl „gute“ Passwörter ...</text:span></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30" draw:style-name="dp1" draw:master-page-name="vorlage">
        <office:forms form:automatic-focus="false" form:apply-design-mode="false"/>
        <draw:custom-shape draw:style-name="gr7" draw:layer="layout" svg:width="25.895cm" svg:height="2.453cm" svg:x="1.3cm" svg:y="0.3cm">
          <text:p><text:span text:style-name="T4">Verteidigung: symmetrische Verschlüsselung</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8.349cm" svg:x="1.3cm" svg:y="4cm">
          <text:list text:style-name="L1">
            <text:list-item>
              <text:p text:style-name="P12"><text:span text:style-name="T5"><text:s/></text:span><text:span text:style-name="T5">Ver- und Entschlüsselung erfolgen mit ein und denselben (geheimen) </text:span><text:span text:style-name="T5"><text:line-break/></text:span><text:span text:style-name="T5"> <text:s/>Schlüssel </text:span></text:p>
            </text:list-item>
            <text:list-item>
              <text:p text:style-name="P12"><text:span text:style-name="T5"><text:s/></text:span><text:span text:style-name="T5">Bsp.: vertrauliche Speicherung von Daten eines Benutzers oder gemeinsam </text:span><text:span text:style-name="T5"><text:line-break/></text:span><text:span text:style-name="T5"> <text:s/>benutzter Daten einer Benutzergruppe lokal, auf Disketten oder einem </text:span><text:span text:style-name="T5"><text:line-break/></text:span><text:span text:style-name="T5"> <text:s/>Server</text:span></text:p>
            </text:list-item>
            <text:list-item>
              <text:p text:style-name="P12"><text:span text:style-name="T5"><text:s/></text:span><text:span text:style-name="T5">Problem: Einsatz im Netz, da Schlüssel paarweise vereinbart, geheim</text:span><text:span text:style-name="T5"><text:line-break/></text:span><text:span text:style-name="T5"> <text:s/>gehalten und sicher übertragen werden müssten</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31" draw:style-name="dp1" draw:master-page-name="vorlage">
        <office:forms form:automatic-focus="false" form:apply-design-mode="false"/>
        <draw:custom-shape draw:style-name="gr7" draw:layer="layout" svg:width="26.358cm" svg:height="2.453cm" svg:x="1.3cm" svg:y="0.3cm">
          <text:p><text:span text:style-name="T4">Verteidigung: asymmetrische Verschlüsselung</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5.933cm" svg:x="1.3cm" svg:y="4cm">
          <text:list text:style-name="L1">
            <text:list-item>
              <text:p text:style-name="P12"><text:span text:style-name="T5"><text:s/></text:span><text:span text:style-name="T5">Eine Nachricht wird nicht mehr mit ein und dem gleichen Schlüssel ver- und </text:span><text:span text:style-name="T5"><text:line-break/></text:span><text:span text:style-name="T5"> <text:s/>entschlüsselt, sondern mit zwei unterschiedlichen, einander zugeordneten </text:span><text:span text:style-name="T5"><text:line-break/></text:span><text:span text:style-name="T5"> <text:s/>Schlüsseln (Schlüsselpaar: Öffentl. und privater Schlüssel)</text:span></text:p>
            </text:list-item>
            <text:list-item>
              <text:p text:style-name="P12"><text:span text:style-name="T5"><text:s/></text:span><text:span text:style-name="T5">Öffentlicher Schlüssel öffentlich bekannt Digitale Unterschriften (Beweis der </text:span><text:span text:style-name="T5"><text:line-break/></text:span><text:span text:style-name="T5"> <text:s/>Originalität </text:span><text:span text:style-name="T5"><text:tab/></text:span><text:span text:style-name="T5">eines elektronischen Dokuments)</text:span></text:p>
            </text:list-item>
            <text:list-item>
              <text:p text:style-name="P12"><text:span text:style-name="T5"><text:s/></text:span><text:span text:style-name="T5">Der öffentliche Schlüssel einer Person wird verwendet, um eine Nachricht an </text:span><text:span text:style-name="T5"><text:line-break/></text:span><text:span text:style-name="T5"> <text:s/>diese Person zu verschlüsseln</text:span></text:p>
            </text:list-item>
            <text:list-item>
              <text:p text:style-name="P12"><text:span text:style-name="T5"><text:s/></text:span><text:span text:style-name="T5">Der private Schlüssel wird zur Decodierung der verschlüsselten Nachricht <text:s/></text:span><text:span text:style-name="T5"><text:line-break/></text:span><text:span text:style-name="T5"> <text:s/>verwendet und steht nur dem Empfänger zur Verfügung</text:span></text:p>
            </text:list-item>
            <text:list-item>
              <text:p text:style-name="P12"><text:span text:style-name="T5"><text:s/></text:span><text:span text:style-name="T5">Besitz des öffentlichen Schlüssels einer Person ermöglicht lediglich das <text:s/></text:span><text:span text:style-name="T5"><text:line-break/></text:span><text:span text:style-name="T5"> <text:s/>Versenden einer verschlüsselten Nachricht an diese Person</text:span></text:p>
            </text:list-item>
            <text:list-item>
              <text:p text:style-name="P12"><text:span text:style-name="T5"><text:s/></text:span><text:span text:style-name="T5">Mit Hilfe des öffentlichen Schlüssels kann diese Nachricht nicht gelesen </text:span><text:span text:style-name="T5"><text:line-break/></text:span><text:span text:style-name="T5"> <text:s/>werden</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9.891cm" svg:x="3.25cm" svg:y="14.129cm" presentation:class="notes" presentation:user-transformed="true">
            <draw:text-box>
              <text:p><text:span text:style-name="T5">􀂃 </text:span><text:span text:style-name="T5">Asymmetrische Verschlüsselung erlaubt Signaturen (Authentifikation)</text:span></text:p>
              <text:p><text:span text:style-name="T5">􀂃 </text:span><text:span text:style-name="T5">Asymmetrische Verschlüsselung wird typischerweise für den sicheren</text:span></text:p>
              <text:p><text:span text:style-name="T5">Austausch des symmetrischen Schlüssels verwendet</text:span></text:p>
              <text:p><text:span text:style-name="T5">􀂃 </text:span><text:span text:style-name="T5">Asymmetrische Verschlüsselung ist ca. 100-1000 fach langsamer als</text:span></text:p>
              <text:p><text:span text:style-name="T5">symmetrische Verschlüsselung</text:span></text:p>
              <text:p><text:span text:style-name="T5">􀂃 </text:span><text:span text:style-name="T5">Zur symmetrische Verschlüsselung müsste man n*(n-1)/2 Schlüssel</text:span></text:p>
              <text:p><text:span text:style-name="T5">benötigen, um mit allen kommunizieren zu können</text:span></text:p>
              <text:p><text:span text:style-name="T5"/></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32" draw:style-name="dp1" draw:master-page-name="vorlage">
        <office:forms form:automatic-focus="false" form:apply-design-mode="false"/>
        <draw:custom-shape draw:style-name="gr8" draw:layer="layout" svg:width="23.147cm" svg:height="1.353cm" svg:x="1.3cm" svg:y="0.3cm">
          <text:p><text:span text:style-name="T4">Verteidigung: HTTPS</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933cm" svg:x="1.3cm" svg:y="4cm">
          <text:list text:style-name="L1">
            <text:list-item>
              <text:p text:style-name="P12"><text:span text:style-name="T5"><text:s/></text:span><text:span text:style-name="T5">HTTPS steht für HyperText Transfer Protocol Secure (dt. sicheres Hypertext-</text:span><text:span text:style-name="T5"><text:line-break/></text:span><text:span text:style-name="T5"> <text:s/>Übertragungsprotokoll) und ist ein Verfahren, um Daten im World Wide Web </text:span><text:span text:style-name="T5"><text:line-break/></text:span><text:span text:style-name="T5"> <text:s/>abhörsicher zu übertragen. Standard-Port ist 443</text:span></text:p>
            </text:list-item>
            <text:list-item>
              <text:p text:style-name="P12"><text:span text:style-name="T5"><text:s/></text:span><text:span text:style-name="T5">Das HTTPS-Protokoll wird zur Verschlüsselung und zur Authentifizierung der</text:span><text:span text:style-name="T5"><text:line-break/></text:span><text:span text:style-name="T5"> <text:s/>Kommunikation zwischen Webserver und Browser im World Wide Web </text:span><text:span text:style-name="T5"><text:line-break/></text:span><text:span text:style-name="T5"> <text:s/>verwendet.</text:span></text:p>
            </text:list-item>
            <text:list-item>
              <text:p text:style-name="P12"><text:span text:style-name="T5"><text:s/></text:span><text:span text:style-name="T5">Die Verschlüsselung der Daten geschieht mittels SSL/TLS.</text:span></text:p>
            </text:list-item>
            <text:list-item>
              <text:p text:style-name="P12"><text:span text:style-name="T5"><text:s/></text:span><text:span text:style-name="T5">Unter Verwendung des SSL-Handshake-Protokolls findet zunächst eine <text:s text:c="3"/></text:span><text:span text:style-name="T5"><text:line-break/></text:span><text:span text:style-name="T5"> <text:s/>geschützte Identifikation und Authentifizierung der Kommunikationspartner </text:span><text:span text:style-name="T5"><text:line-break/></text:span><text:span text:style-name="T5"> <text:s/>statt. Anschließend wird mit Hilfe asymmetrischer Verschlüsselung oder des </text:span><text:span text:style-name="T5"><text:line-break/></text:span><text:span text:style-name="T5"> <text:s/>Diffie-Hellman-</text:span><text:span text:style-name="T5"><text:tab/></text:span><text:span text:style-name="T5">Schlüsselaustauschs ein gemeinsamer symmetrischer </text:span><text:span text:style-name="T5"><text:line-break/></text:span><text:span text:style-name="T5"> <text:s/>Sitzungsschlüssel ausgetauscht. Dieser wird schließlich zur Verschlüsselung </text:span><text:span text:style-name="T5"><text:line-break/></text:span><text:span text:style-name="T5"> <text:s/>der Nutzdaten verwendet.</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7">􀂃 </text:span><text:span text:style-name="T7">Asymmetrische Verschlüsselung erlaubt Signaturen (Authentifikation)</text:span></text:p>
              <text:p><text:span text:style-name="T7">􀂃 </text:span><text:span text:style-name="T7">Asymmetrische Verschlüsselung wird typischerweise für den sicheren</text:span></text:p>
              <text:p><text:span text:style-name="T7">Austausch des symmetrischen Schlüssels verwendet</text:span></text:p>
              <text:p><text:span text:style-name="T7">􀂃 </text:span><text:span text:style-name="T7">Asymmetrische Verschlüsselung ist ca. 100-1000 fach langsamer als</text:span></text:p>
              <text:p><text:span text:style-name="T7">symmetrische Verschlüsselung</text:span></text:p>
              <text:p><text:span text:style-name="T7">􀂃 </text:span><text:span text:style-name="T7">Zur symmetrische Verschlüsselung müsste man n*(n-1)/2 Schlüssel</text:span></text:p>
              <text:p><text:span text:style-name="T7">benötigen, um mit allen kommunizieren zu können</text:span></text:p>
              <text:p><text:span text:style-name="T7"/></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33" draw:style-name="dp1" draw:master-page-name="vorlage">
        <office:forms form:automatic-focus="false" form:apply-design-mode="false"/>
        <draw:custom-shape draw:style-name="gr7" draw:layer="layout" svg:width="26.14cm" svg:height="2.453cm" svg:x="1.3cm" svg:y="0.3cm">
          <text:p><text:span text:style-name="T4">Verteidigung: Verschlüsselungsalgorithmen</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0.349cm" svg:x="1.3cm" svg:y="4cm">
          <text:list text:style-name="L1">
            <text:list-item>
              <text:p text:style-name="P12"><text:span text:style-name="T5"><text:s/></text:span><text:span text:style-name="T5">Unsicher</text:span></text:p>
              <text:list>
                <text:list-item>
                  <text:p text:style-name="P12">Data Encryption Standard, DES</text:p>
                </text:list-item>
                <text:list-item>
                  <text:p text:style-name="P12">md5, sha1</text:p>
                </text:list-item>
              </text:list>
            </text:list-item>
            <text:list-item>
              <text:p text:style-name="P12"><text:s/>Sicher</text:p>
              <text:list>
                <text:list-item>
                  <text:p text:style-name="P12">Triple DES, 3DES</text:p>
                </text:list-item>
                <text:list-item>
                  <text:p text:style-name="P12">AES</text:p>
                </text:list-item>
                <text:list-item>
                  <text:p text:style-name="P12">Blowfish / Twofish</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7">􀂃 </text:span><text:span text:style-name="T7">Asymmetrische Verschlüsselung erlaubt Signaturen (Authentifikation)</text:span></text:p>
              <text:p><text:span text:style-name="T7">􀂃 </text:span><text:span text:style-name="T7">Asymmetrische Verschlüsselung wird typischerweise für den sicheren</text:span></text:p>
              <text:p><text:span text:style-name="T7">Austausch des symmetrischen Schlüssels verwendet</text:span></text:p>
              <text:p><text:span text:style-name="T7">􀂃 </text:span><text:span text:style-name="T7">Asymmetrische Verschlüsselung ist ca. 100-1000 fach langsamer als</text:span></text:p>
              <text:p><text:span text:style-name="T7">symmetrische Verschlüsselung</text:span></text:p>
              <text:p><text:span text:style-name="T7">􀂃 </text:span><text:span text:style-name="T7">Zur symmetrische Verschlüsselung müsste man n*(n-1)/2 Schlüssel</text:span></text:p>
              <text:p><text:span text:style-name="T7">benötigen, um mit allen kommunizieren zu können</text:span></text:p>
              <text:p><text:span text:style-name="T7"/></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34" draw:style-name="dp1" draw:master-page-name="vorlage">
        <office:forms form:automatic-focus="false" form:apply-design-mode="false"/>
        <draw:custom-shape draw:style-name="gr8" draw:layer="layout" svg:width="23.147cm" svg:height="1.353cm" svg:x="1.3cm" svg:y="0.3cm">
          <text:p><text:span text:style-name="T4">Verteidigung: Der Mensch</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1.863cm" svg:x="1.3cm" svg:y="4cm">
          <text:list text:style-name="L1">
            <text:list-item>
              <text:p text:style-name="P12"><text:span text:style-name="T5"><text:s/></text:span><text:span text:style-name="T5">Sensibiliseren z.B. arbeiten mit eingeschränkten Benutzerrechten</text:span></text:p>
            </text:list-item>
            <text:list-item>
              <text:p text:style-name="P12"><text:span text:style-name="T5"><text:s/></text:span><text:span text:style-name="T5">Planung von Maßnahmen / Strategie</text:span></text:p>
            </text:list-item>
            <text:list-item>
              <text:p text:style-name="P12"><text:span text:style-name="T5"><text:s/></text:span><text:span text:style-name="T5">Ständige Schulung von Mitarbeitern</text:span></text:p>
            </text:list-item>
            <text:list-item>
              <text:p text:style-name="P12"><text:span text:style-name="T5"><text:s/></text:span><text:span text:style-name="T5">Passwörter</text:span></text:p>
            </text:list-item>
            <text:list-item>
              <text:p text:style-name="P12"><text:span text:style-name="T5"><text:s/></text:span><text:span text:style-name="T5">Richtiges Löschen</text:span></text:p>
            </text:list-item>
            <text:list-item>
              <text:p text:style-name="P12"><text:span text:style-name="T5"><text:s/></text:span><text:span text:style-name="T5">Richtes Aufbewahren von Dateien</text:span></text:p>
            </text:list-item>
            <text:list-item>
              <text:p text:style-name="P12"><text:span text:style-name="T5"><text:s/></text:span><text:span text:style-name="T5">Risikoanalysen</text:span></text:p>
            </text:list-item>
            <text:list-item>
              <text:p text:style-name="P12"><text:span text:style-name="T5"><text:s/></text:span><text:span text:style-name="T5">Disaster-Recovery</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7">􀂃 </text:span><text:span text:style-name="T7">Asymmetrische Verschlüsselung erlaubt Signaturen (Authentifikation)</text:span></text:p>
              <text:p><text:span text:style-name="T7">􀂃 </text:span><text:span text:style-name="T7">Asymmetrische Verschlüsselung wird typischerweise für den sicheren</text:span></text:p>
              <text:p><text:span text:style-name="T7">Austausch des symmetrischen Schlüssels verwendet</text:span></text:p>
              <text:p><text:span text:style-name="T7">􀂃 </text:span><text:span text:style-name="T7">Asymmetrische Verschlüsselung ist ca. 100-1000 fach langsamer als</text:span></text:p>
              <text:p><text:span text:style-name="T7">symmetrische Verschlüsselung</text:span></text:p>
              <text:p><text:span text:style-name="T7">􀂃 </text:span><text:span text:style-name="T7">Zur symmetrische Verschlüsselung müsste man n*(n-1)/2 Schlüssel</text:span></text:p>
              <text:p><text:span text:style-name="T7">benötigen, um mit allen kommunizieren zu können</text:span></text:p>
              <text:p><text:span text:style-name="T7"/></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35" draw:style-name="dp1" draw:master-page-name="vorlage">
        <office:forms form:automatic-focus="false" form:apply-design-mode="false"/>
        <draw:custom-shape draw:style-name="gr8" draw:layer="layout" svg:width="23.147cm" svg:height="1.353cm" svg:x="1.3cm" svg:y="0.3cm">
          <text:p><text:span text:style-name="T4">Was tun wenn es doch passiert ist?</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8.835cm" svg:x="1.3cm" svg:y="4cm">
          <text:list text:style-name="L1">
            <text:list-item>
              <text:p text:style-name="P12"><text:span text:style-name="T5"><text:s/></text:span><text:span text:style-name="T5">Die guten Angriffe bleiben lange unentdeckt.</text:span></text:p>
            </text:list-item>
            <text:list-item>
              <text:p text:style-name="P12"><text:span text:style-name="T5"><text:s/></text:span><text:span text:style-name="T5">Sofort vom Netz trennen</text:span></text:p>
            </text:list-item>
            <text:list-item>
              <text:p text:style-name="P12"><text:span text:style-name="T5"><text:s/></text:span><text:span text:style-name="T5">Ermittlungsbehörden benachrichtigen</text:span></text:p>
            </text:list-item>
            <text:list-item>
              <text:p text:style-name="P12"><text:span text:style-name="T5"><text:s/></text:span><text:span text:style-name="T5">Computer-Forensik</text:span></text:p>
              <text:list>
                <text:list-item>
                  <text:p text:style-name="P12"><text:span text:style-name="T5">Spurensuche in Logfiles, Betriebssystem, …</text:span></text:p>
                </text:list-item>
              </text:list>
            </text:list-item>
            <text:list-item>
              <text:p text:style-name="P12"><text:span text:style-name="T5"><text:s/></text:span><text:span text:style-name="T5">Extrem teuer und aufwändig!</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user-transformed="true">
            <draw:text-box>
              <text:p><text:span text:style-name="T7">􀂃 </text:span><text:span text:style-name="T7">Asymmetrische Verschlüsselung erlaubt Signaturen (Authentifikation)</text:span></text:p>
              <text:p><text:span text:style-name="T7">􀂃 </text:span><text:span text:style-name="T7">Asymmetrische Verschlüsselung wird typischerweise für den sicheren</text:span></text:p>
              <text:p><text:span text:style-name="T7">Austausch des symmetrischen Schlüssels verwendet</text:span></text:p>
              <text:p><text:span text:style-name="T7">􀂃 </text:span><text:span text:style-name="T7">Asymmetrische Verschlüsselung ist ca. 100-1000 fach langsamer als</text:span></text:p>
              <text:p><text:span text:style-name="T7">symmetrische Verschlüsselung</text:span></text:p>
              <text:p><text:span text:style-name="T7">􀂃 </text:span><text:span text:style-name="T7">Zur symmetrische Verschlüsselung müsste man n*(n-1)/2 Schlüssel</text:span></text:p>
              <text:p><text:span text:style-name="T7">benötigen, um mit allen kommunizieren zu können</text:span></text:p>
              <text:p><text:span text:style-name="T7"/></text:p>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36" draw:style-name="dp1" draw:master-page-name="vorlage">
        <office:forms form:automatic-focus="false" form:apply-design-mode="false"/>
        <draw:custom-shape draw:style-name="gr8" draw:layer="layout" svg:width="23.147cm" svg:height="1.353cm" svg:x="1.3cm" svg:y="0.3cm">
          <text:p><text:span text:style-name="T4">Surfspuren</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5.905cm" svg:x="1.3cm" svg:y="4cm">
          <text:list text:style-name="L1">
            <text:list-item>
              <text:p text:style-name="P12"><text:span text:style-name="T5"><text:s/></text:span><text:span text:style-name="T5">Auf dem eigenem Rechner:  </text:span></text:p>
              <text:list>
                <text:list-item>
                  <text:p text:style-name="P12"><text:span text:style-name="T5">Surfhistorie / Bookmarks / Cache des Browsers mit zwischengespeicherten Web-Seiten</text:span></text:p>
                </text:list-item>
                <text:list-item>
                  <text:p text:style-name="P12"><text:span text:style-name="T5">E-Mails und -Adressen im Mailprogramm</text:span></text:p>
                </text:list-item>
                <text:list-item>
                  <text:p text:style-name="P12"><text:span text:style-name="T5">Daten von Cookie-Servern</text:span></text:p>
                </text:list-item>
              </text:list>
            </text:list-item>
            <text:list-item>
              <text:p text:style-name="P12"><text:span text:style-name="T5"><text:s/></text:span><text:span text:style-name="T5">Auf einem Proxy-Rechner bzw. beim Provider:  </text:span></text:p>
              <text:list>
                <text:list-item>
                  <text:p text:style-name="P12"><text:span text:style-name="T5">Logfile: „Wer (welcher Rechner) rief wann welche Seite auf?“  </text:span></text:p>
                </text:list-item>
                <text:list-item>
                  <text:p text:style-name="P12"><text:span text:style-name="T5">verschickte/empfangene Daten (unverschlüsselt)</text:span></text:p>
                </text:list-item>
              </text:list>
            </text:list-item>
            <text:list-item>
              <text:p text:style-name="P12"><text:span text:style-name="T5"><text:s/></text:span><text:span text:style-name="T5">Auf einem der besuchten Server:  </text:span></text:p>
              <text:list>
                <text:list-item>
                  <text:p text:style-name="P12"><text:span text:style-name="T5">Logfile: "Von welchem Rechner wurden wann welche Seiten aufgerufen</text:span></text:p>
                </text:list-item>
                <text:list-item>
                  <text:p text:style-name="P12"><text:span text:style-name="T5">Benutzerdaten, …</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37" draw:style-name="dp1" draw:master-page-name="vorlage">
        <office:forms form:automatic-focus="false" form:apply-design-mode="false"/>
        <draw:custom-shape draw:style-name="gr8" draw:layer="layout" svg:width="23.147cm" svg:height="1.353cm" svg:x="1.3cm" svg:y="0.3cm">
          <text:p><text:span text:style-name="T4">Datenschutz</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1.905cm" svg:x="1.3cm" svg:y="4cm">
          <text:p text:style-name="P12"><text:span text:style-name="T5">Datenschutz bezeichnet den Schutz des Einzelnen vor dem Missbrauch <text:s/>personenbezogener Daten. Der Begriff wurde auch verwendet für Schutz wissenschaftlicher und technischer Daten gegen Verlust oder Veränderung – und Schutz gegen Diebstahl dieser Daten. Heute bezieht sich der Begriff meist auf den Schutz personenbezogener Daten. Bei personenbezogenen Daten wurde er auch für Schutz vor „Verdatung“ verwendet. Im englischen Sprachraum spricht man von „privacy“ (Schutz der Privatsphäre) und von „data privacy“ oder „information privacy“ (Datenschutz im engeren Sinne). Im europäischen Rechtsraum wird in der Gesetzgebung auch der Begriff „data protection” verwendet. </text:span></text:p>
          <text:p text:style-name="P12"><text:span text:style-name="T5"/></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38" draw:style-name="dp1" draw:master-page-name="vorlage" presentation:presentation-page-layout-name="AL1T1">
        <office:forms form:automatic-focus="false" form:apply-design-mode="false"/>
        <draw:frame presentation:style-name="pr3" draw:layer="layout" svg:width="25.199cm" svg:height="2.7cm" svg:x="1.301cm" svg:y="0.3cm" presentation:class="title">
          <draw:text-box>
            <text:p>Datenschutz</text:p>
          </draw:text-box>
        </draw:frame>
        <draw:frame presentation:style-name="pr4" draw:text-style-name="P12" draw:layer="layout" svg:width="25.199cm" svg:height="15.5cm" svg:x="1.4cm" svg:y="4cm" presentation:class="outline">
          <draw:text-box>
            <text:p text:style-name="P12"><text:span text:style-name="T5">Heute wird der Zweck des Datenschutzes darin gesehen, den Einzelnen davor zu schützen, dass er durch den Umgang mit seinen personenbezogenen Daten in seinem Recht auf informationelle Selbstbestimmung beeinträchtigt wird. Datenschutz steht für die Idee, dass jeder Mensch grundsätzlich selbst entscheiden kann, wem wann welche seiner persönlichen Daten zugänglich sein sollen. Der Datenschutz will den so genannten gläsernen Menschen verhindern.</text:span></text:p>
          </draw:text-box>
        </draw:frame>
        <presentation:notes draw:style-name="dp2">
          <draw:page-thumbnail draw:style-name="gr10"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vorlage">
        <office:forms form:automatic-focus="false" form:apply-design-mode="false"/>
        <draw:custom-shape draw:style-name="gr8" draw:layer="layout" svg:width="23.147cm" svg:height="1.353cm" svg:x="1.3cm" svg:y="0.3cm">
          <text:p><text:span text:style-name="T4">Datenschutz</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5.905cm" svg:x="1.3cm" svg:y="4cm">
          <text:list text:style-name="L1">
            <text:list-item>
              <text:p text:style-name="P12"><text:span text:style-name="T5"><text:s/></text:span><text:span text:style-name="T5">Regelungen in jedem Land anders</text:span></text:p>
              <text:list>
                <text:list-item>
                  <text:p text:style-name="P12"><text:span text:style-name="T5">USA vs. Europäische Union vs. Deutschland</text:span></text:p>
                </text:list-item>
              </text:list>
            </text:list-item>
            <text:list-item>
              <text:p text:style-name="P12"><text:span text:style-name="T5"><text:s/></text:span><text:span text:style-name="T5">Hauptprinzipien des Datenschutzes sind</text:span></text:p>
              <text:list>
                <text:list-item>
                  <text:p text:style-name="P12"><text:span text:style-name="T5">Datensparsamkeit und Datenvermeidung,</text:span></text:p>
                </text:list-item>
                <text:list-item>
                  <text:p text:style-name="P12"><text:span text:style-name="T5">Erforderlichkeit,</text:span></text:p>
                </text:list-item>
                <text:list-item>
                  <text:p text:style-name="P12"><text:span text:style-name="T5">Zweckbindung</text:span></text:p>
                </text:list-item>
              </text:list>
            </text:list-item>
            <text:list-item>
              <text:p text:style-name="P12"><text:span text:style-name="T5"><text:s/></text:span><text:span text:style-name="T5">Der Datenschutz bezieht sich auf die Erhebung, die Verarbeitung und die </text:span><text:span text:style-name="T5"><text:line-break/></text:span><text:span text:style-name="T5"> <text:s/>Nutzung personenbezogener Daten.</text:span></text:p>
              <text:list>
                <text:list-item>
                  <text:p text:style-name="P12"><text:span text:style-name="T5">Erheben = Beschaffen</text:span></text:p>
                </text:list-item>
                <text:list-item>
                  <text:p text:style-name="P12"><text:span text:style-name="T5">Verarbeiten = Speichern, Verändern, Übermitteln, Sperren, Löschen</text:span></text:p>
                </text:list-item>
                <text:list-item>
                  <text:p text:style-name="P12"><text:span text:style-name="T5">Nutzen = Verwenden</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40" draw:style-name="dp1" draw:master-page-name="vorlage">
        <office:forms form:automatic-focus="false" form:apply-design-mode="false"/>
        <draw:custom-shape draw:style-name="gr8" draw:layer="layout" svg:width="23.147cm" svg:height="1.353cm" svg:x="1.3cm" svg:y="0.3cm">
          <text:p><text:span text:style-name="T4">Datenschutz</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5.919cm" svg:x="1.3cm" svg:y="4cm">
          <text:list text:style-name="L1">
            <text:list-item>
              <text:p text:style-name="P12"><text:span text:style-name="T5"><text:s/></text:span><text:span text:style-name="T5">Auf der Internationalen Datenschutzkonferenz <text:s/>2005 haben die </text:span><text:span text:style-name="T5"><text:line-break/></text:span><text:span text:style-name="T5"> <text:s/>Datenschutzbeauftragten in ihrer „Erklärung von Montreux“ darüber hinaus </text:span><text:span text:style-name="T5"><text:line-break/></text:span><text:span text:style-name="T5"> <text:s/>an die international anerkannten Datenschutzprinzipien erinnert. Diese sind:</text:span></text:p>
              <text:list>
                <text:list-item>
                  <text:p text:style-name="P12"><text:span text:style-name="T5">Prinzip der Zulässigkeit und Rechtmäßigkeit der Erhebung und Verarbeitung der Daten</text:span></text:p>
                </text:list-item>
                <text:list-item>
                  <text:p text:style-name="P12"><text:span text:style-name="T5">Prinzip der Richtigkeit</text:span></text:p>
                </text:list-item>
                <text:list-item>
                  <text:p text:style-name="P12"><text:span text:style-name="T5">Prinzip der Zweckgebundenheit</text:span></text:p>
                </text:list-item>
                <text:list-item>
                  <text:p text:style-name="P12"><text:span text:style-name="T5">Prinzip der Verhältnismäßigkeit (vgl. Verhältnismäßigkeitsprinzip)</text:span></text:p>
                </text:list-item>
                <text:list-item>
                  <text:p text:style-name="P12"><text:span text:style-name="T5">Prinzip der Transparenz</text:span></text:p>
                </text:list-item>
                <text:list-item>
                  <text:p text:style-name="P12"><text:span text:style-name="T5">Prinzip der individuellen Mitsprache und namentlich der Garantie des Zugriffsrechts für die betroffenen Personen</text:span></text:p>
                  <text:p text:style-name="P12"><text:span text:style-name="T5"/></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41" draw:style-name="dp1" draw:master-page-name="vorlage" presentation:presentation-page-layout-name="AL1T1">
        <office:forms form:automatic-focus="false" form:apply-design-mode="false"/>
        <draw:frame presentation:style-name="pr6" draw:layer="layout" svg:width="25.199cm" svg:height="2.7cm" svg:x="1.301cm" svg:y="0.3cm" presentation:class="title">
          <draw:text-box>
            <text:p>Datenschutz</text:p>
          </draw:text-box>
        </draw:frame>
        <draw:frame presentation:style-name="pr7" draw:layer="layout" svg:width="25.199cm" svg:height="15.5cm" svg:x="1.4cm" svg:y="4cm" presentation:class="outline" presentation:user-transformed="true">
          <draw:text-box>
            <text:list text:style-name="L4">
              <text:list-item>
                <text:p text:style-name="P12"><text:span text:style-name="T5">Prinzip der Nicht-Diskriminierung</text:span></text:p>
              </text:list-item>
              <text:list-item>
                <text:p text:style-name="P12"><text:span text:style-name="T5">Prinzip der Sicherheit</text:span></text:p>
              </text:list-item>
              <text:list-item>
                <text:p text:style-name="P12"><text:span text:style-name="T5">Prinzip der Haftung</text:span></text:p>
              </text:list-item>
              <text:list-item>
                <text:p text:style-name="P12"><text:span text:style-name="T5">Prinzip einer unabhängigen Überwachung und gesetzlicher Sanktionen</text:span></text:p>
              </text:list-item>
              <text:list-item>
                <text:p text:style-name="P12"><text:span text:style-name="T5">Prinzip des angemessenen Schutzniveaus bei grenzüberschreitendem Datenverkehr</text:span></text:p>
              </text:list-item>
            </text:list>
          </draw:text-box>
        </draw:frame>
        <presentation:notes draw:style-name="dp2">
          <draw:page-thumbnail draw:style-name="gr10"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vorlage">
        <office:forms form:automatic-focus="false" form:apply-design-mode="false"/>
        <draw:custom-shape draw:style-name="gr8" draw:layer="layout" svg:width="23.147cm" svg:height="1.353cm" svg:x="1.3cm" svg:y="0.3cm">
          <text:p><text:span text:style-name="T4">Datenschutz</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1.363cm" svg:x="1.3cm" svg:y="4cm">
          <text:list text:style-name="L1">
            <text:list-item>
              <text:p text:style-name="P12"><text:span text:style-name="T5"><text:s/></text:span><text:span text:style-name="T5">Datenschutz ist ein zweischneidiges Schwert:</text:span></text:p>
              <text:list>
                <text:list-item>
                  <text:p text:style-name="P12"><text:span text:style-name="T5">Datenschutz vs. Informationsfreiheit</text:span></text:p>
                </text:list-item>
                <text:list-item>
                  <text:p text:style-name="P12"><text:span text:style-name="T5">Kosten des Datenschutzes (Datenschutzbeauftragter)</text:span></text:p>
                </text:list-item>
                <text:list-item>
                  <text:p text:style-name="P12"><text:span text:style-name="T5">Datenschutz und Kriminalitätsbekämpfung</text:span></text:p>
                </text:list-item>
                <text:list-item>
                  <text:p text:style-name="P12"><text:span text:style-name="T5">Datenschutz und Wissenschaft</text:span></text:p>
                </text:list-item>
                <text:list-item>
                  <text:p text:style-name="P12"><text:span text:style-name="T5">Datenschutz und Medizin</text:span></text:p>
                </text:list-item>
                <text:list-item>
                  <text:p text:style-name="P12"><text:span text:style-name="T5">Nur was der Kunde gezielt verbietet ist verboten, z.B. der Verkauf von Daten</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43" draw:style-name="dp1" draw:master-page-name="vorlage">
        <office:forms form:automatic-focus="false" form:apply-design-mode="false"/>
        <draw:custom-shape draw:style-name="gr8" draw:layer="layout" svg:width="23.147cm" svg:height="1.353cm" svg:x="1.3cm" svg:y="0.3cm">
          <text:p><text:span text:style-name="T4">Newsletter</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1.863cm" svg:x="1.3cm" svg:y="4cm">
          <text:list text:style-name="L1">
            <text:list-item>
              <text:p text:style-name="P12"><text:span text:style-name="T5"><text:s/></text:span><text:span text:style-name="T5">Schutz des Formulars vor automatischer Eintragung</text:span></text:p>
              <text:list>
                <text:list-item>
                  <text:p text:style-name="P12"><text:span text:style-name="T5">Captcha</text:span></text:p>
                </text:list-item>
                <text:list-item>
                  <text:p text:style-name="P12"><text:span text:style-name="T5">Token</text:span></text:p>
                </text:list-item>
              </text:list>
            </text:list-item>
            <text:list-item>
              <text:p text:style-name="P12"><text:span text:style-name="T5"><text:s/></text:span><text:span text:style-name="T5">Erst eintragen nach Bestätigung via Email</text:span></text:p>
            </text:list-item>
            <text:list-item>
              <text:p text:style-name="P12"><text:span text:style-name="T5"><text:s/></text:span><text:span text:style-name="T5">Gefahr als Spam verschrien zu sein</text:span></text:p>
            </text:list-item>
            <text:list-item>
              <text:p text:style-name="P12"><text:span text:style-name="T5"><text:s/></text:span><text:span text:style-name="T5">Html vs. Plaintext =&gt; Multipart</text:span></text:p>
            </text:list-item>
            <text:list-item>
              <text:p text:style-name="P12"><text:span text:style-name="T5"><text:s/></text:span><text:span text:style-name="T5">Abmeldelink in der Email</text:span></text:p>
            </text:list-item>
            <text:list-item>
              <text:p text:style-name="P12"><text:span text:style-name="T5"><text:s/></text:span><text:span text:style-name="T5">Impressum in der Email</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44" draw:style-name="dp1" draw:master-page-name="vorlage">
        <office:forms form:automatic-focus="false" form:apply-design-mode="false"/>
        <draw:custom-shape draw:style-name="gr8" draw:layer="layout" svg:width="23.147cm" svg:height="1.353cm" svg:x="1.3cm" svg:y="0.3cm">
          <text:p><text:span text:style-name="T4">Security Audits / Penetrationtests</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891cm" svg:x="1.3cm" svg:y="4cm">
          <text:list text:style-name="L1">
            <text:list-item>
              <text:p text:style-name="P12"><text:span text:style-name="T5"><text:s/></text:span><text:span text:style-name="T5">Einbruchversuche</text:span></text:p>
              <text:list>
                <text:list-item>
                  <text:p text:style-name="P12"><text:span text:style-name="T5">TÜV (Gütesiegel) / Bundesamt für Sicherheit in der Informationstechnik</text:span></text:p>
                </text:list-item>
                <text:list-item>
                  <text:p text:style-name="P12"><text:span text:style-name="T5">Externe Dienstleister</text:span></text:p>
                </text:list-item>
              </text:list>
            </text:list-item>
            <text:list-item>
              <text:p text:style-name="P12"><text:span text:style-name="T5"><text:s/></text:span><text:span text:style-name="T5">Betrachtung von</text:span></text:p>
              <text:list>
                <text:list-item>
                  <text:p text:style-name="P12"><text:span text:style-name="T5">Netzwerk </text:span></text:p>
                </text:list-item>
                <text:list-item>
                  <text:p text:style-name="P12"><text:span text:style-name="T5">Server</text:span></text:p>
                </text:list-item>
                <text:list-item>
                  <text:p text:style-name="P12"><text:span text:style-name="T5">Software</text:span></text:p>
                </text:list-item>
                <text:list-item>
                  <text:p text:style-name="P12"><text:span text:style-name="T5">Applikation</text:span></text:p>
                </text:list-item>
                <text:list-item>
                  <text:p text:style-name="P12"><text:span text:style-name="T5">Organisation</text:span></text:p>
                </text:list-item>
              </text:list>
            </text:list-item>
            <text:list-item>
              <text:p text:style-name="P12"><text:span text:style-name="T5"><text:s/></text:span><text:span text:style-name="T5">Auf aktuellem Stand bleiben</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45" draw:style-name="dp1" draw:master-page-name="vorlage">
        <office:forms form:automatic-focus="false" form:apply-design-mode="false"/>
        <draw:custom-shape draw:style-name="gr8" draw:layer="layout" svg:width="23.147cm" svg:height="1.353cm" svg:x="1.3cm" svg:y="0.3cm">
          <text:p><text:span text:style-name="T4">Standards</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433cm" svg:x="1.3cm" svg:y="4cm">
          <text:p text:style-name="P12"><text:span text:style-name="T5">Zur Bewertung und Zertifizierung (Qualitätsmanagement) der Sicherheit von Computersystemen existieren internationale Normen. Wichtige Normen in diesem Zusammenhang sind vor allem die amerikanischen TCSEC- und die europäischen ITSEC-Standards sowie der neuere Common Criteria-Standard. Die Zertifizierung erfolgt in Deutschland in der Regel durch das Bundesamt für Sicherheit in der Informationstechnik.</text:span></text:p>
          <text:p text:style-name="P12"><text:span text:style-name="T5"/></text:p>
          <text:list text:style-name="L1">
            <text:list-item>
              <text:p text:style-name="P12"><text:span text:style-name="T5"><text:s/></text:span><text:span text:style-name="T5">IT-Grundschutz-Kataloge des BSI</text:span><text:span text:style-name="T5"><text:line-break/></text:span><text:span text:style-name="T5"> <text:s/>Die IT-Grundschutz-Kataloge definieren für die verschiedenen Aspekte einer </text:span><text:span text:style-name="T5"><text:line-break/></text:span><text:span text:style-name="T5"> <text:s/>IT-</text:span><text:span text:style-name="T5"><text:tab/></text:span><text:span text:style-name="T5">Landschaft konkrete Maßnahmen, die zur Erhaltung der Sicherheit bei </text:span><text:span text:style-name="T5"><text:line-break/></text:span><text:span text:style-name="T5"> <text:s/>niedrigem und mittlerem Schutzbedarf erfüllt werden müssen (Waschzettel). </text:span><text:span text:style-name="T5"><text:line-break/></text:span><text:span text:style-name="T5"> <text:s/>Die Grundschutz-Kataloge sind primär in Deutschland bekannt, liegen </text:span><text:span text:style-name="T5"><text:line-break/></text:span><text:span text:style-name="T5"> <text:s/>allerdings auch </text:span><text:span text:style-name="T5"><text:tab/></text:span><text:span text:style-name="T5">englischsprachig vor.</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46" draw:style-name="dp1" draw:master-page-name="vorlage">
        <office:forms form:automatic-focus="false" form:apply-design-mode="false"/>
        <draw:custom-shape draw:style-name="gr8" draw:layer="layout" svg:width="23.147cm" svg:height="1.353cm" svg:x="1.3cm" svg:y="0.3cm">
          <text:p><text:span text:style-name="T4">Standards</text:span></text:p>
          <draw:enhanced-geometry svg:viewBox="0 0 21600 21600" draw:mirror-horizontal="false" draw:mirror-vertical="false"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391cm" svg:x="1.3cm" svg:y="4cm">
          <text:list text:style-name="L1">
            <text:list-item>
              <text:p text:style-name="P12"><text:span text:style-name="T5"><text:s/></text:span><text:span text:style-name="T5">ISO/IEC 27001: Normenreihe für Informationsicherheitsmanagementsysteme </text:span></text:p>
            </text:list-item>
            <text:list-item>
              <text:p text:style-name="P12"><text:span text:style-name="T5"><text:s/></text:span><text:span text:style-name="T5">ISO/IEC 27002:2005: Leitfaden für das Informationssicherheitsmanagement </text:span></text:p>
            </text:list-item>
            <text:list-item>
              <text:p text:style-name="P12"><text:span text:style-name="T5"><text:s/></text:span><text:span text:style-name="T5">BS 7799-1 / BS 7799-2</text:span></text:p>
            </text:list-item>
            <text:list-item>
              <text:p text:style-name="P12"><text:span text:style-name="T5"><text:s/></text:span><text:span text:style-name="T5">ITIL</text:span></text:p>
            </text:list-item>
            <text:list-item>
              <text:p text:style-name="P12"><text:span text:style-name="T5"><text:s/></text:span><text:span text:style-name="T5">BS 15000</text:span></text:p>
            </text:list-item>
            <text:list-item>
              <text:p text:style-name="P12"><text:span text:style-name="T5"><text:s/></text:span><text:span text:style-name="T5">ISO 20000: IT-Service-Management</text:span></text:p>
            </text:list-item>
            <text:list-item>
              <text:p text:style-name="P12"><text:span text:style-name="T5"><text:s/></text:span><text:span text:style-name="T5">CobiT</text:span></text:p>
            </text:list-item>
            <text:list-item>
              <text:p text:style-name="P12"><text:span text:style-name="T5"><text:s/></text:span><text:span text:style-name="T5">ISO 13335: Normenreihe zum Sicherheitsmanagement in der Informations- </text:span><text:span text:style-name="T5"><text:line-break/></text:span><text:span text:style-name="T5"> <text:s/>und Kommunikationstechnik</text:span></text:p>
            </text:list-item>
            <text:list-item>
              <text:p text:style-name="P12"><text:span text:style-name="T5"><text:s/></text:span><text:span text:style-name="T5">...</text:spa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47" draw:style-name="dp1" draw:master-page-name="vorlage">
        <office:forms form:automatic-focus="false" form:apply-design-mode="false"/>
        <draw:custom-shape draw:style-name="gr8" draw:layer="layout" svg:width="23.147cm" svg:height="1.353cm" svg:x="1.3cm" svg:y="0.3cm">
          <text:p><text:span text:style-name="T4">Rechtliches: Strafrecht</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9.877cm" svg:x="1.3cm" svg:y="4cm">
          <text:p text:style-name="P12"><text:span text:style-name="T5">Jegliches rechtswidrige Verändern, Löschen, Unterdrücken oder Unbrauchbar-Machen fremder Daten erfüllt den Tatbestand nach § 303a StGB (Datenveränderung). In besonders schweren Fällen ist dies auch nach § 303b I Nr. 1 StGB („Computersabotage“) strafbar und wird mit Haftstrafe von bis zu fünf Jahren oder Geldstrafe bestraft. Die Durchführung von DDOS-Attacken stellt seit 2007 ebenfalls eine Computersabotage dar, gleiches gilt für jegliche Handlungen, die zur Beschädigung eines Informationssystems, das für einen anderen von wesentlicher Bedeutung ist, führen.</text:span></text:p>
          <text:p text:style-name="P12"><text:span text:style-name="T5"/></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48" draw:style-name="dp1" draw:master-page-name="vorlage" presentation:presentation-page-layout-name="AL1T1">
        <office:forms form:automatic-focus="false" form:apply-design-mode="false"/>
        <draw:frame presentation:style-name="pr6" draw:layer="layout" svg:width="25.199cm" svg:height="2.7cm" svg:x="1.301cm" svg:y="0.3cm" presentation:class="title">
          <draw:text-box>
            <text:p>Rechtliches: Strafrecht</text:p>
          </draw:text-box>
        </draw:frame>
        <draw:frame presentation:style-name="pr7" draw:layer="layout" svg:width="25.199cm" svg:height="15.5cm" svg:x="1.4cm" svg:y="4cm" presentation:class="outline" presentation:user-transformed="true">
          <draw:text-box>
            <text:p text:style-name="P12"><text:span text:style-name="T5">Das Ausspähen von Daten (§ 202a StGB), also die Erlangungs des Zugangs zu fremden Daten, die hiergegen besonders geschützt sind, wird mit Haftstrafe bis zu drei Jahren oder mit Geldstrafe bestraft. Das Abfangen fremder Daten in Netzen oder aus elektromagnetischen Abstrahlungen ist seit 2007 ebenfalls strafbar, anders als bei § 202a StGB kommt es hier nicht auf eine besondere Zugangssicherung an. Das sich Verschaffen, Erstellen, Verbreiten, Öffentlich-Zugänglichmachen etc. von sog. „Hackertools“ steht ebenfalls seit 2007 unter Strafe, wenn damit eine Straftat vorbereitet wird (§ 202c StGB).</text:span></text:p>
          </draw:text-box>
        </draw:frame>
        <presentation:notes draw:style-name="dp2">
          <draw:page-thumbnail draw:style-name="gr10" draw:layer="layout" svg:width="14.848cm" svg:height="11.136cm" svg:x="3.075cm" svg:y="2.257cm" draw:page-number="48" presentation:class="page"/>
          <draw:frame presentation:style-name="pr5" draw:layer="layout" svg:width="16.799cm" svg:height="13.364cm" svg:x="2.1cm" svg:y="14.107cm" presentation:class="notes" presentation:placeholder="true">
            <draw:text-box/>
          </draw:frame>
        </presentation:notes>
      </draw:page>
      <draw:page draw:name="page49" draw:style-name="dp1" draw:master-page-name="vorlage">
        <office:forms form:automatic-focus="false" form:apply-design-mode="false"/>
        <draw:custom-shape draw:style-name="gr8" draw:layer="layout" svg:width="23.147cm" svg:height="1.353cm" svg:x="1.3cm" svg:y="0.3cm">
          <text:p><text:span text:style-name="T4">Rechtliches: Strafrecht</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5.961cm" svg:x="1.3cm" svg:y="4cm">
          <text:p text:style-name="P12"><text:span text:style-name="T5">Daten sind nach § 202a Abs. 2 in Verbindung mit Abs. 1 aber nur vor dem Ausspähen geschützt, wenn sie „besonders gesichert“ sind, um ein Ausufern des Tatbestandes zu vermeiden. Das heißt, erst wenn der Nutzer seine Daten technisch schützt genießt er auch den strafrechtlichen Schutz. Die frühere Debatte, ob das „Hacken“ ohne Abruf von Daten strafbar sei, ist hinfällig, seit der Wortlaut der Norm 2007 derart geändert wurde, dass Strafbarkeit bereits mit Erlangung des Zugangs zu Daten einsetzt. Weiter ist umstritten, ob die Verschlüsselung zur besonderen Sicherung zählt. Sie ist zwar sehr effektiv, aber es wird argumentiert, die Daten seien ja nicht gesichert sondern lägen nur in „unverständlicher“ bzw. schlicht „anderer“ Form vor.</text:span></text:p>
          <text:p text:style-name="P12"><text:span text:style-name="T5">Als Computerbetrug wird nach § 263 a StGB mit Geldstrafe oder Freiheitsstrafe bis zu fünf Jahren bestraft, wenn Datenverarbeitungsvorgänge zur Erlangung von Vermögensvorteilen manipuliert werden. Schon die Erstellung, Verschaffung, Anbietung, Verwahrung oder Überlassung dafür geeigneter Computerprogramme ist strafbar.</text:span></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50" draw:style-name="dp1" draw:master-page-name="vorlage">
        <office:forms form:automatic-focus="false" form:apply-design-mode="false"/>
        <draw:custom-shape draw:style-name="gr8" draw:layer="layout" svg:width="23.147cm" svg:height="1.353cm" svg:x="1.3cm" svg:y="0.3cm">
          <text:p><text:span text:style-name="T4">Rechtliches: Zivilrecht</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1.905cm" svg:x="1.3cm" svg:y="4cm">
          <text:p text:style-name="P12"><text:span text:style-name="T5">Nach § 33 DSG 2000 besteht ein Anspruch auf Schadenersatz der Betroffenen, wenn Daten schuldhaft entgegen den Bestimmungen des DSG 2000 verwendet werden. Ein derartiger Schadenersatzanspruch setzt den Eintritt eines Schadens voraus, der durch den Betroffenen oft schwer nachzuweisen sein wird. Aus diesem Grunde wurde für besondere Fälle, nämlich dann, wenn durch eine öffentlich zugängliche Datenverwendung von sensiblen Daten, Daten über die Kreditwürdigkeit des Betroffenen oder strafrechtlich relevante Daten schutzwürdige Geheimhaltungsinteressen des Betroffenen verletzt wurden, die zu seiner Bloßstellung führen, ein Anspruch auf angemessene Entschädigung unabhängig vom tatsächlichen Schadenseintritt festgelegt.</text:span></text:p>
          <text:p text:style-name="P12"><text:span text:style-name="T5"/></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51" draw:style-name="dp1" draw:master-page-name="vorlage">
        <office:forms form:automatic-focus="false" form:apply-design-mode="false"/>
        <draw:custom-shape draw:style-name="gr8" draw:layer="layout" svg:width="23.147cm" svg:height="1.353cm" svg:x="1.3cm" svg:y="0.3cm">
          <text:p><text:span text:style-name="T4">Rechtliches: Zivilrecht</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7.975cm" svg:x="1.3cm" svg:y="4cm">
          <text:p text:style-name="P12"><text:span text:style-name="T5">Für die Verpflichtung zum Schadenersatz haftet der Auftraggeber auch dann, wenn das schädigende Ereignis durch einen Mitarbeiter oder eine Mitarbeiterin herbeigeführt wurde. Das DSG normiert eine Beweislastumkehr, sodass die Haftung nur dann auszuschließen ist, wenn bei Feststehen einer Übertretung des Gesetzes der Beklagte nachweist, dass ihn an der Übertretung der Norm kein Verschulden trifft.</text:span></text:p>
          <text:p text:style-name="P12"><text:span text:style-name="T5">In den §§ 51 f DSG sind gerichtliche Strafbestimmungen normiert. So wird etwa die, in der Absicht, sich einen vermögensrechtlichen Vorteil zu verschaffen oder einem anderen einen Nachteil zuzufügen, durchgeführte missbräuchliche Verwendung von personenbezogenen Daten, die dem Täter ausschließlich in seiner beruflichen Beschäftigung zugänglich geworden sind, mit Freiheitsstrafe bis zum einem Jahr bedroht. Auch im Strafgesetzbuch sind das missbräuchliche Abfangen von Daten, Datenbeschädigung und betrügerischer Datenverarbeitungsmissbrauch mit Freiheitsstrafe bedroht.</text:span></text:p>
          <text:p text:style-name="P12"><text:span text:style-name="T5"/></text:p>
          <text:p text:style-name="P12"><text:span text:style-name="T5"/></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52" draw:style-name="dp1" draw:master-page-name="vorlage">
        <office:forms form:automatic-focus="false" form:apply-design-mode="false"/>
        <draw:custom-shape draw:style-name="gr8" draw:layer="layout" svg:width="23.147cm" svg:height="1.353cm" svg:x="1.3cm" svg:y="0.3cm">
          <text:p><text:span text:style-name="T4">Rechtliches: Zivilrecht</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4.433cm" svg:x="1.3cm" svg:y="4cm">
          <text:p text:style-name="P12"><text:span text:style-name="T5">Sonstige rechtliche Konsequenzen für das Unternehmen</text:span></text:p>
          <text:p text:style-name="P12"><text:span text:style-name="T5">Die Nichteinhaltung angemessener Datensicherheitsmaßnahmen kann auch sonstige rechtliche Konsequenzen für das Unternehmen nach sich ziehen. In aller Regel ist die Einhaltung von Datensicherheitsmaßnahmen wenigstens vertragliche Nebenpflicht in geschäftlichen Beziehungen, in denen Zugang zu Daten gewährt wird.</text:span></text:p>
          <text:p text:style-name="P12"><text:span text:style-name="T5">Handelt es sich um sensible oder vertrauliche Daten, so wird vielfach mit Hilfe sogenannter Vertraulichkeitsvereinbarungen oder „Non Disclosure Agreements“ (NDAs) die Verpflichtung zur Geheimhaltung zum Datenschutz ausdrücklich festgeschrieben. In NDAs wird oft eine empfindliche Schadenersatzzahlung für jene Fälle vereinbart, in denen eine (auch nur fahrlässige) Weitergabe oder gar Veröffentlichung der relevanten vertraulichen Daten erfolgt. Dabei wird regelmäßig nicht auf das Verschulden abgestellt.</text:span></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53" draw:style-name="dp1" draw:master-page-name="vorlage">
        <office:forms form:automatic-focus="false" form:apply-design-mode="false"/>
        <draw:custom-shape draw:style-name="gr8" draw:layer="layout" svg:width="23.147cm" svg:height="1.353cm" svg:x="1.3cm" svg:y="0.3cm">
          <text:p><text:span text:style-name="T4">Rechtliches: Zivilrecht</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8.363cm" svg:x="1.3cm" svg:y="4cm">
          <text:p text:style-name="P12"><text:span text:style-name="T5">Trifft den Datenverarbeiter jedoch ein Verschulden an der mangelnden Datensicherheit und sei dies auch nur fahrlässig, so besteht nach allgemeinem Zivilrecht die Verpflichtung zum Schadenersatz. Der Kläger hat dabei nur nachzuweisen, dass der Schädiger anwendbare gesetzliche und/oder vertragliche Normen nicht eingehalten hat und ein Schaden tatsächlich entstanden ist. Die Einhaltung der Mindestschutzvorschriften des Datenschutzgesetzes wird - wie bereits oben gezeigt - in vielen Fällen als Handelsbrauch auch bei nicht personenbezogenen Daten obligatorisch sein.</text:span></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54" draw:style-name="dp1" draw:master-page-name="vorlage">
        <office:forms form:automatic-focus="false" form:apply-design-mode="false"/>
        <draw:custom-shape draw:style-name="gr8" draw:layer="layout" svg:width="23.147cm" svg:height="1.353cm" svg:x="1.3cm" svg:y="0.3cm">
          <text:p><text:span text:style-name="T4">Sicherheit und Web 2.0</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3.891cm" svg:x="1.3cm" svg:y="4cm">
          <text:list text:style-name="L1">
            <text:list-item>
              <text:p text:style-name="P12"><text:span text:style-name="T5"><text:s/></text:span><text:span text:style-name="T5">Appikationen werden mächtiger und komplizierter</text:span></text:p>
            </text:list-item>
            <text:list-item>
              <text:p text:style-name="P12"><text:span text:style-name="T5"><text:s/></text:span><text:span text:style-name="T5">Social Networks machen Daten überallverfügbar</text:span></text:p>
            </text:list-item>
            <text:list-item>
              <text:p text:style-name="P12"><text:span text:style-name="T5"><text:s/></text:span><text:span text:style-name="T5">Persönliche Daten meist Grundlage</text:span></text:p>
            </text:list-item>
            <text:list-item>
              <text:p text:style-name="P12"><text:span text:style-name="T5"><text:s/></text:span><text:span text:style-name="T5">Vernetzung von Applikationen</text:span></text:p>
            </text:list-item>
          </text:list>
          <text:p text:style-name="P12"><text:span text:style-name="T5"/></text:p>
          <text:p text:style-name="P12"><text:span text:style-name="T5">Datensicherheit und Datenschutz sind und bleiben ein Dauerbrenner und die Wichtigkeit wird noch weiter zunehmen.</text:span></text:p>
          <text:p text:style-name="P12"><text:span text:style-name="T5"/></text:p>
          <text:p text:style-name="P12"><text:span text:style-name="T5">Bereits heute beschäftigen sich Unternehmen mit nichts anderem als Sicherheit im IT-Umfeld.</text:span></text:p>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2" draw:text-style-name="P8" draw:layer="layout" svg:width="14.504cm" svg:height="11.41cm" svg:x="3.25cm" svg:y="14.129cm" presentation:class="notes" presentation:placeholder="true" presentation:user-transformed="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55" draw:style-name="dp1" draw:master-page-name="vorlage">
        <office:forms form:automatic-focus="false" form:apply-design-mode="false"/>
        <draw:custom-shape draw:style-name="gr8" draw:layer="layout" svg:width="23.147cm" svg:height="1.353cm" svg:x="1.3cm" svg:y="0.3cm">
          <text:p><text:span text:style-name="T4">Do's and don'ts</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3" draw:layer="layout" svg:width="22.944cm" svg:height="10.349cm" svg:x="1.3cm" svg:y="4cm">
          <text:list text:style-name="L1">
            <text:list-item>
              <text:p text:style-name="P6"><text:s/>Sicherheit ist ein kontinuierlicher Prozess!</text:p>
            </text:list-item>
            <text:list-item>
              <text:p text:style-name="P6"><text:s/>Wir sind immer einen Schritt hinterher!</text:p>
            </text:list-item>
            <text:list-item>
              <text:p text:style-name="P6"><text:s/>Klartext speichern vermeiden!</text:p>
            </text:list-item>
            <text:list-item>
              <text:p text:style-name="P6"><text:s/>Verschlüsselt übertragen!</text:p>
            </text:list-item>
            <text:list-item>
              <text:p text:style-name="P6"><text:s/>Rechtlicher Beistand schadet nicht!</text:p>
            </text:list-item>
            <text:list-item>
              <text:p text:style-name="P6"><text:s/>Planung!</text:p>
            </text:list-item>
            <text:list-item>
              <text:p text:style-name="P6"><text:s/>Gehirn einschalte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56" draw:style-name="dp1" draw:master-page-name="vorlage">
        <office:forms form:automatic-focus="false" form:apply-design-mode="false"/>
        <draw:custom-shape draw:style-name="gr8" draw:layer="layout" svg:width="23.147cm" svg:height="1.353cm" svg:x="1.3cm" svg:y="0.3cm">
          <text:p><text:span text:style-name="T4">Übung</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11" draw:text-style-name="P6" draw:layer="layout" svg:width="24.367cm" svg:height="10.627cm" svg:x="1.3cm" svg:y="4cm">
          <text:list text:style-name="L1">
            <text:list-item>
              <text:p text:style-name="P6"><text:s/>Ich möchte von euch:</text:p>
              <text:list>
                <text:list-item>
                  <text:p text:style-name="P6">Einen Online-Shop mit personalisiertem Bereich</text:p>
                </text:list-item>
                <text:list-item>
                  <text:p text:style-name="P6">Hosting</text:p>
                </text:list-item>
                <text:list-item>
                  <text:p text:style-name="P6">Newsletterversand</text:p>
                </text:list-item>
              </text:list>
            </text:list-item>
            <text:list-item>
              <text:p text:style-name="P6"><text:s/>Was muss im Bezug auf Datensicherheit und Datenschutz <text:s/>beachtet werden?</text:p>
            </text:list-item>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57" draw:style-name="dp1" draw:master-page-name="vorlage">
        <office:forms form:automatic-focus="false" form:apply-design-mode="false"/>
        <draw:custom-shape draw:style-name="gr8" draw:layer="layout" svg:width="23.147cm" svg:height="1.353cm" svg:x="1.3cm" svg:y="0.3cm">
          <text:p><text:span text:style-name="T4">Links</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5" draw:text-style-name="P16" draw:layer="layout" svg:width="22.944cm" svg:height="14.363cm" svg:x="2.712cm" svg:y="4.987cm">
          <text:p/>
          <draw:enhanced-geometry svg:viewBox="0 0 21600 21600" draw:type="mso-spt202" draw:enhanced-path="M 0 0 L 21600 0 21600 21600 0 21600 0 0 Z N"/>
        </draw:custom-shape>
        <draw:custom-shape draw:style-name="gr12" draw:layer="layout" svg:width="22.944cm" svg:height="8.449cm" svg:x="1.3cm" svg:y="4cm">
          <text:list text:style-name="L1">
            <text:list-item>
              <text:p><text:s/>www.phpids.org</text:p>
            </text:list-item>
            <text:list-item>
              <text:p text:style-name="P6"><text:s/>de.wikipedia.org/wiki/Datenschutz</text:p>
            </text:list-item>
            <text:list-item>
              <text:p text:style-name="P6"><text:s/>de.wikipedia.org/wiki/Informationssicherheit</text:p>
            </text:list-item>
            <text:list-item>
              <text:p text:style-name="P6"><text:s/>sicherheitskultur.at/Eisbergprinzip.htm</text:p>
            </text:list-item>
            <text:list-item>
              <text:p text:style-name="P6"><text:s/>www.bsi.bund.de</text:p>
            </text:list-item>
            <text:list-item>
              <text:p text:style-name="P6"><text:s/>www.sektioneins.com</text:p>
            </text:list-item>
          </text:list>
          <draw:enhanced-geometry svg:viewBox="0 0 21600 21600" draw:mirror-horizontal="false" draw:mirror-vertical="false"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draw:page draw:name="page58" draw:style-name="dp1" draw:master-page-name="vorlage">
        <office:forms form:automatic-focus="false" form:apply-design-mode="false"/>
        <draw:custom-shape draw:style-name="gr8" draw:layer="layout" svg:width="23.147cm" svg:height="1.353cm" svg:x="1.3cm" svg:y="0.3cm">
          <text:p><text:span text:style-name="T4">That's it...</text:span></text:p>
          <draw:enhanced-geometry svg:viewBox="0 0 21600 21600" draw:type="mso-spt202" draw:enhanced-path="M 0 0 L 21600 0 21600 21600 0 21600 0 0 Z N"/>
        </draw:custom-shape>
        <draw:custom-shape draw:style-name="gr2" draw:text-style-name="P5" draw:layer="layout" svg:width="23.027cm" svg:height="3.457cm" svg:x="2.148cm" svg:y="4.837cm">
          <text:p text:style-name="P3"><text:span text:style-name="T2"/></text:p>
          <text:p text:style-name="P4"><text:span text:style-name="T2"/></text:p>
          <text:p text:style-name="P4"><text:span text:style-name="T2"/></text:p>
          <draw:enhanced-geometry svg:viewBox="0 0 21600 21600" draw:type="mso-spt202" draw:enhanced-path="M 0 0 L 21600 0 21600 21600 0 21600 0 0 Z N"/>
        </draw:custom-shape>
        <draw:custom-shape draw:style-name="gr13" draw:text-style-name="P6" draw:layer="layout" svg:width="23.603cm" svg:height="3.043cm" svg:x="1.3cm" svg:y="4cm">
          <text:list text:style-name="L1">
            <text:list-header>
              <text:p text:style-name="P6">Danke für die Aufmerksamkeit, Mitarbeit und Stimmung!</text:p>
            </text:list-header>
          </text:list>
          <draw:enhanced-geometry svg:viewBox="0 0 21600 21600" draw:type="mso-spt202" draw:enhanced-path="M 0 0 L 21600 0 21600 21600 0 21600 0 0 Z N"/>
        </draw:custom-shape>
        <presentation:notes draw:style-name="dp2">
          <draw:custom-shape draw:style-name="gr4" draw:text-style-name="P7" draw:layer="layout" svg:width="13.706cm" svg:height="10.279cm" svg:x="3.642cm" svg:y="2.853cm">
            <text:p/>
            <draw:enhanced-geometry svg:viewBox="0 0 21600 21600" draw:type="mso-spt202" draw:enhanced-path="M 0 0 L 21600 0 21600 21600 0 21600 0 0 Z N"/>
          </draw:custom-shape>
          <draw:frame presentation:style-name="pr1" draw:text-style-name="P8" draw:layer="layout" svg:width="16.799cm" svg:height="13.364cm" svg:x="2.1cm" svg:y="14.107cm" presentation:class="notes" presentation:placeholder="true">
            <draw:text-box/>
          </draw:frame>
          <draw:custom-shape draw:style-name="gr4" draw:text-style-name="P7" draw:layer="layout" svg:width="13.706cm" svg:height="10.279cm" svg:x="3.642cm" svg:y="2.853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2010000034300000272E7ED7292.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auto-grow-height="tru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5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style-name="Standard" style:font-family-generic="swiss" style:font-pitch="variable" fo:font-size="16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Dash_20_1" svg:stroke-color="#ffffff" draw:fill="none" draw:fill-gradient-name="Gradient_20_7" draw:fill-hatch-name="Hatch_20_46" draw:fill-image-name="Bitmape_20_1" draw:fill-image-width="0cm" draw:fill-image-height="0cm"/>
      <style:paragraph-properties fo:margin-top="0.42cm" fo:margin-bottom="0.21cm"/>
      <style:text-properties fo:color="#ffffff" fo:font-family="Verdana" style:font-style-name="Fett" style:font-family-generic="swiss" style:font-pitch="variable" fo:font-size="28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fo:padding-top="0cm" fo:padding-bottom="0cm" fo:padding-left="0cm" fo:padding-right="0cm" draw:shadow="hidden" draw:shadow-offset-x="0.3cm" draw:shadow-offset-y="0.3cm" draw:shadow-color="#808080">
        <text:list-style style:name="Standard-backgroundobjects">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fo:padding-top="0cm" fo:padding-bottom="0cm" fo:padding-left="0cm" fo:padding-right="0cm">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fo:padding-top="0cm" fo:padding-bottom="0cm" fo:padding-left="0cm" fo:padding-right="0cm">
        <text:list-style style:name="Standard-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ymbol" style:font-family-generic="roman" style:font-pitch="variable" style:font-charset="x-symbol"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5.397cm" text:min-label-width="0.6cm"/>
            <style:text-properties fo:font-family="StarSymbol" style:font-pitch="variable" fo:color="#000000" fo:font-size="45%"/>
          </text:list-level-style-bullet>
          <text:list-level-style-bullet text:level="10" text:bullet-char="●">
            <style:list-level-properties text:space-before="5.397cm" text:min-label-width="0.6cm"/>
            <style:text-properties fo:font-family="StarSymbol" style:font-pitch="variable" fo:color="#000000" fo:font-size="45%"/>
          </text:list-level-style-bullet>
        </text:list-style>
      </style:graphic-properties>
      <style:paragraph-properties fo:margin-left="0cm" fo:margin-right="0cm" fo:margin-top="0cm" fo:margin-bottom="0.502cm" fo:line-height="93%" fo:text-align="start" fo:text-indent="0cm" style:punctuation-wrap="simple" style:line-break="strict" style:writing-mode="lr-tb" style:font-independent-line-spacing="true">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01cm" fo:line-height="93%" fo:text-align="start" fo:text-indent="0cm" style:punctuation-wrap="simple" style:line-break="strict" style:writing-mode="lr-tb" style:font-independent-line-spacing="true">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cm" fo:margin-bottom="0.299cm" fo:line-height="93%" fo:text-align="start" fo:text-indent="0cm" style:punctuation-wrap="simple" style:line-break="strict" style:writing-mode="lr-tb" style:font-independent-line-spacing="true">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cm" fo:margin-bottom="0.202cm" fo:line-height="93%" fo:text-align="start" fo:text-indent="0cm" style:punctuation-wrap="simple" style:line-break="strict" style:writing-mode="lr-tb" style:font-independent-line-spacing="true">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style:text-properties fo:font-family="StarSymbol" style:font-pitch="variable" fo:color="#000000" fo:font-size="45%"/>
          </text:list-level-style-bullet>
          <text:list-level-style-bullet text:level="3" text:bullet-char="●">
            <style:list-level-properties text:space-before="1.199cm"/>
            <style:text-properties fo:font-family="StarSymbol" style:font-pitch="variable" fo:color="#000000" fo:font-size="45%"/>
          </text:list-level-style-bullet>
          <text:list-level-style-bullet text:level="4" text:bullet-char="●">
            <style:list-level-properties text:space-before="1.799cm"/>
            <style:text-properties fo:font-family="StarSymbol" style:font-pitch="variable" fo:color="#000000" fo:font-size="45%"/>
          </text:list-level-style-bullet>
          <text:list-level-style-bullet text:level="5" text:bullet-char="●">
            <style:list-level-properties text:space-before="2.394cm"/>
            <style:text-properties fo:font-family="StarSymbol" style:font-pitch="variable" fo:color="#000000" fo:font-size="45%"/>
          </text:list-level-style-bullet>
          <text:list-level-style-bullet text:level="6" text:bullet-char="●">
            <style:list-level-properties text:space-before="2.394cm"/>
            <style:text-properties fo:font-family="StarSymbol" style:font-pitch="variable" fo:color="#000000" fo:font-size="45%"/>
          </text:list-level-style-bullet>
          <text:list-level-style-bullet text:level="7" text:bullet-char="●">
            <style:list-level-properties text:space-before="2.394cm"/>
            <style:text-properties fo:font-family="StarSymbol" style:font-pitch="variable" fo:color="#000000" fo:font-size="45%"/>
          </text:list-level-style-bullet>
          <text:list-level-style-bullet text:level="8" text:bullet-char="●">
            <style:list-level-properties text:space-before="2.394cm"/>
            <style:text-properties fo:font-family="StarSymbol" style:font-pitch="variable" fo:color="#000000" fo:font-size="45%"/>
          </text:list-level-style-bullet>
          <text:list-level-style-bullet text:level="9" text:bullet-char="●">
            <style:list-level-properties text:space-before="2.394cm"/>
            <style:text-properties fo:font-family="StarSymbol" style:font-pitch="variable" fo:color="#000000" fo:font-size="45%"/>
          </text:list-level-style-bullet>
          <text:list-level-style-bullet text:level="10" text:bullet-char="●">
            <style:list-level-properties text:space-before="2.394cm"/>
            <style:text-properties fo:font-family="StarSymbol" style:font-pitch="variable" fo:color="#000000"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fo:padding-top="0cm" fo:padding-bottom="0cm" fo:padding-left="0cm" fo:padding-right="0cm">
        <text:list-style style:name="Standard-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fo:padding-top="0.14cm" fo:padding-bottom="0.14cm" fo:padding-left="0.28cm" fo:padding-right="0.28cm"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fo:padding-top="0.14cm" fo:padding-bottom="0.14cm" fo:padding-left="0.28cm" fo:padding-right="0.28cm">
        <text:list-style style:name="Titel1-outline1">
          <text:list-level-style-bullet text:level="1" text:bullet-char="">
            <style:list-level-properties text:min-label-width="1.049cm"/>
            <style:text-properties fo:font-family="Wingdings" style:font-pitch="variable" style:font-charset="x-symbol" fo:color="#194d4b" fo:font-size="100%"/>
          </text:list-level-style-bullet>
          <text:list-level-style-bullet text:level="2" text:bullet-char="">
            <style:list-level-properties text:space-before="1.397cm" text:min-label-width="0.878cm"/>
            <style:text-properties fo:font-family="Wingdings" style:font-pitch="variable" style:font-charset="x-symbol" fo:color="#194d4b" fo:font-size="100%"/>
          </text:list-level-style-bullet>
          <text:list-level-style-bullet text:level="3" text:bullet-char="•">
            <style:list-level-properties text:space-before="2.8cm" text:min-label-width="0.701cm"/>
            <style:text-properties fo:font-family="Arial" style:font-family-generic="swiss" style:font-pitch="variable" fo:color="#000000" fo:font-size="100%"/>
          </text:list-level-style-bullet>
          <text:list-level-style-bullet text:level="4" text:bullet-char="–">
            <style:list-level-properties text:space-before="4.198cm" text:min-label-width="0.701cm"/>
            <style:text-properties fo:font-family="Arial" style:font-family-generic="swiss" style:font-pitch="variable" fo:color="#000000" fo:font-size="100%"/>
          </text:list-level-style-bullet>
          <text:list-level-style-bullet text:level="5" text:bullet-char="»">
            <style:list-level-properties text:space-before="5.6cm" text:min-label-width="0.701cm"/>
            <style:text-properties fo:font-family="Arial" style:font-family-generic="swiss" style:font-pitch="variable" fo:color="#000000" fo:font-size="100%"/>
          </text:list-level-style-bullet>
          <text:list-level-style-bullet text:level="6" text:bullet-char="»">
            <style:list-level-properties text:space-before="5.6cm" text:min-label-width="0.701cm"/>
            <style:text-properties fo:font-family="Arial" style:font-family-generic="swiss" style:font-pitch="variable" fo:color="#000000" fo:font-size="100%"/>
          </text:list-level-style-bullet>
          <text:list-level-style-bullet text:level="7" text:bullet-char="»">
            <style:list-level-properties text:space-before="5.6cm" text:min-label-width="0.701cm"/>
            <style:text-properties fo:font-family="Arial" style:font-family-generic="swiss" style:font-pitch="variable" fo:color="#000000" fo:font-size="100%"/>
          </text:list-level-style-bullet>
          <text:list-level-style-bullet text:level="8" text:bullet-char="»">
            <style:list-level-properties text:space-before="5.6cm" text:min-label-width="0.701cm"/>
            <style:text-properties fo:font-family="Arial" style:font-family-generic="swiss" style:font-pitch="variable" fo:color="#000000" fo:font-size="100%"/>
          </text:list-level-style-bullet>
          <text:list-level-style-bullet text:level="9" text:bullet-char="»">
            <style:list-level-properties text:space-before="5.6cm" text:min-label-width="0.701cm"/>
            <style:text-properties fo:font-family="Arial" style:font-family-generic="swiss" style:font-pitch="variable" fo:color="#000000" fo:font-size="100%"/>
          </text:list-level-style-bullet>
          <text:list-level-style-bullet text:level="10" text:bullet-char="»">
            <style:list-level-properties text:space-before="5.6cm" text:min-label-width="0.701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1.75cm"/>
          <style:tab-stop style:position="4.55cm"/>
          <style:tab-stop style:position="7.351cm"/>
          <style:tab-stop style:position="10.151cm"/>
          <style:tab-stop style:position="12.951cm"/>
          <style:tab-stop style:position="15.751cm"/>
          <style:tab-stop style:position="18.551cm"/>
          <style:tab-stop style:position="21.351cm"/>
          <style:tab-stop style:position="24.152cm"/>
          <style:tab-stop style:position="26.952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524cm"/>
          <style:tab-stop style:position="3.324cm"/>
          <style:tab-stop style:position="6.125cm"/>
          <style:tab-stop style:position="8.925cm"/>
          <style:tab-stop style:position="11.725cm"/>
          <style:tab-stop style:position="14.525cm"/>
          <style:tab-stop style:position="17.325cm"/>
          <style:tab-stop style:position="20.125cm"/>
          <style:tab-stop style:position="22.926cm"/>
          <style:tab-stop style:position="25.726cm"/>
        </style:tab-stops>
      </style:paragraph-properties>
      <style:text-properties fo:color="#000000" style:text-line-through-style="none" style:text-position="0% 100%" fo:font-family="Arial" style:font-pitch="variable" fo:font-size="31pt" fo:font-style="normal" fo:text-shadow="none" style:text-underline-style="none" fo:font-weight="normal" style:font-size-asian="31pt" style:font-style-asian="normal" style:font-weight-asian="normal" style:font-size-complex="31pt" style:font-style-complex="normal" style:font-weight-complex="normal" style:font-relief="none"/>
    </style:style>
    <style:style style:name="Titel1-outline3" style:family="presentation" style:parent-style-name="Titel1-outline2">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 style:position="24.5cm"/>
        </style:tab-stops>
      </style:paragraph-properties>
      <style:text-properties fo:color="#000000" style:text-line-through-style="none" style:text-position="0% 100%" fo:font-family="Arial"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el1-outline4" style:family="presentation" style:parent-style-name="Titel1-outline3">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701cm"/>
          <style:tab-stop style:position="3.501cm"/>
          <style:tab-stop style:position="6.301cm"/>
          <style:tab-stop style:position="9.101cm"/>
          <style:tab-stop style:position="11.901cm"/>
          <style:tab-stop style:position="14.702cm"/>
          <style:tab-stop style:position="17.502cm"/>
          <style:tab-stop style:position="20.302cm"/>
          <style:tab-stop style:position="23.102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5" style:family="presentation" style:parent-style-name="Titel1-outline4">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6" style:family="presentation" style:parent-style-name="Titel1-outline5">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7" style:family="presentation" style:parent-style-name="Titel1-outline6">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8" style:family="presentation" style:parent-style-name="Titel1-outline7">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9" style:family="presentation" style:parent-style-name="Titel1-outline8">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style:text-properties fo:font-family="Wingdings" style:font-pitch="variable" style:font-charset="x-symbol" fo:color="#194d4b" fo:font-size="100%"/>
          </text:list-level-style-bullet>
          <text:list-level-style-bullet text:level="2" text:bullet-char="">
            <style:list-level-properties text:space-before="1.397cm"/>
            <style:text-properties fo:font-family="Wingdings" style:font-pitch="variable" style:font-charset="x-symbol" fo:color="#194d4b" fo:font-size="100%"/>
          </text:list-level-style-bullet>
          <text:list-level-style-bullet text:level="3" text:bullet-char="•">
            <style:list-level-properties text:space-before="2.8cm"/>
            <style:text-properties fo:font-family="Arial" style:font-family-generic="swiss" style:font-pitch="variable" fo:color="#000000" fo:font-size="100%"/>
          </text:list-level-style-bullet>
          <text:list-level-style-bullet text:level="4" text:bullet-char="–">
            <style:list-level-properties text:space-before="4.198cm"/>
            <style:text-properties fo:font-family="Arial" style:font-family-generic="swiss" style:font-pitch="variable" fo:color="#000000" fo:font-size="100%"/>
          </text:list-level-style-bullet>
          <text:list-level-style-bullet text:level="5" text:bullet-char="»">
            <style:list-level-properties text:space-before="5.6cm"/>
            <style:text-properties fo:font-family="Arial" style:font-family-generic="swiss" style:font-pitch="variable" fo:color="#000000" fo:font-size="100%"/>
          </text:list-level-style-bullet>
          <text:list-level-style-bullet text:level="6" text:bullet-char="»">
            <style:list-level-properties text:space-before="5.6cm"/>
            <style:text-properties fo:font-family="Arial" style:font-family-generic="swiss" style:font-pitch="variable" fo:color="#000000" fo:font-size="100%"/>
          </text:list-level-style-bullet>
          <text:list-level-style-bullet text:level="7" text:bullet-char="»">
            <style:list-level-properties text:space-before="5.6cm"/>
            <style:text-properties fo:font-family="Arial" style:font-family-generic="swiss" style:font-pitch="variable" fo:color="#000000" fo:font-size="100%"/>
          </text:list-level-style-bullet>
          <text:list-level-style-bullet text:level="8" text:bullet-char="»">
            <style:list-level-properties text:space-before="5.6cm"/>
            <style:text-properties fo:font-family="Arial" style:font-family-generic="swiss" style:font-pitch="variable" fo:color="#000000" fo:font-size="100%"/>
          </text:list-level-style-bullet>
          <text:list-level-style-bullet text:level="9" text:bullet-char="»">
            <style:list-level-properties text:space-before="5.6cm"/>
            <style:text-properties fo:font-family="Arial" style:font-family-generic="swiss" style:font-pitch="variable" fo:color="#000000" fo:font-size="100%"/>
          </text:list-level-style-bullet>
          <text:list-level-style-bullet text:level="10" text:bullet-char="»">
            <style:list-level-properties text:space-before="5.6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center"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vertical-align="middle" fo:padding-top="0.14cm" fo:padding-bottom="0.14cm" fo:padding-left="0.28cm" fo:padding-right="0.28cm">
        <text:list-style style:name="Titel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bold" style:letter-kerning="true" style:font-family-asian="'Lucida Sans Unicode'" style:font-family-generic-asian="system" style:font-pitch-asian="variable" style:font-size-asian="35pt" style:font-style-asian="normal" style:font-weight-asian="bold" style:font-family-complex="Tahoma" style:font-family-generic-complex="system" style:font-pitch-complex="variable" style:font-size-complex="35pt" style:font-style-complex="normal" style:font-weight-complex="bold" style:text-emphasize="none" style:font-relief="none" style:text-overline-style="none" style:text-overline-color="font-color"/>
    </style:style>
    <style:style style:name="vorlage-background" style:family="presentation">
      <style:graphic-properties draw:stroke="none" draw:fill="bitmap" draw:fill-image-name="background" style:repeat="stretch"/>
      <style:text-properties style:letter-kerning="true"/>
    </style:style>
    <style:style style:name="vorlage-backgroundobjects" style:family="presentation">
      <style:graphic-properties draw:shadow="hidden" draw:shadow-offset-x="0.3cm" draw:shadow-offset-y="0.3cm" draw:shadow-color="#808080"/>
      <style:text-properties style:letter-kerning="true"/>
    </style:style>
    <style:style style:name="vorl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orlage-outline1" style:family="presentation">
      <style:graphic-properties draw:stroke="none" draw:fill="none">
        <text:list-style style:name="vorl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62cm" fo:text-indent="0cm"/>
      <style:text-properties style:use-window-font-color="true" style:text-outline="false" style:text-line-through-style="none" fo:font-family="Verdana"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22pt" style:font-style-asian="normal" style:font-weight-asian="norm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vorlage-outline2" style:family="presentation" style:parent-style-name="vorlage-outline1">
      <style:paragraph-properties fo:margin-left="0cm" fo:margin-right="0cm" fo:margin-top="0cm" fo:margin-bottom="0.399cm" fo:text-indent="0cm"/>
      <style:text-properties fo:font-family="Verdana" style:font-family-generic="swiss" style:font-pitch="variable" fo:font-size="22pt" style:font-size-asian="22pt" style:font-size-complex="22pt"/>
    </style:style>
    <style:style style:name="vorlage-outline3" style:family="presentation" style:parent-style-name="vorlage-outline2">
      <style:paragraph-properties fo:margin-left="0cm" fo:margin-right="0cm" fo:margin-top="0cm" fo:margin-bottom="0.3cm" fo:text-indent="0cm"/>
      <style:text-properties fo:font-family="Verdana" style:font-family-generic="swiss" style:font-pitch="variable" fo:font-size="22pt" style:font-size-asian="22pt" style:font-size-complex="22pt"/>
    </style:style>
    <style:style style:name="vorlage-outline4" style:family="presentation" style:parent-style-name="vorlage-outline3">
      <style:paragraph-properties fo:margin-left="0cm" fo:margin-right="0cm" fo:margin-top="0cm" fo:margin-bottom="0.199cm" fo:text-indent="0cm"/>
      <style:text-properties fo:font-family="Verdana" style:font-family-generic="swiss" style:font-pitch="variable" fo:font-size="22pt" style:font-size-asian="22pt" style:font-size-complex="22pt"/>
    </style:style>
    <style:style style:name="vorlage-outline5" style:family="presentation" style:parent-style-name="vorlage-outline4">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6" style:family="presentation" style:parent-style-name="vorlage-outline5">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7" style:family="presentation" style:parent-style-name="vorlage-outline6">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8" style:family="presentation" style:parent-style-name="vorlage-outline7">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9" style:family="presentation" style:parent-style-name="vorlage-outline8">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subtitle" style:family="presentation">
      <style:graphic-properties draw:stroke="none" draw:fill="none" draw:textarea-vertical-align="middle">
        <text:list-style style:name="vorl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title" style:family="presentation">
      <style:graphic-properties draw:stroke="none" draw:fill="none" draw:fill-image-width="0cm" draw:fill-image-height="0cm" draw:textarea-horizontal-align="left" draw:textarea-vertical-align="top">
        <text:list-style style:name="vorl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Verdana" style:font-family-generic="swiss" style:font-pitch="variable" fo:font-size="28pt" fo:font-style="normal" fo:text-shadow="none" style:text-underline-style="none" fo:font-weight="bold" style:letter-kerning="true" style:font-family-asian="'Microsoft YaHei'" style:font-family-generic-asian="system" style:font-pitch-asian="variable" style:font-size-asian="28pt" style:font-style-asian="normal" style:font-weight-asian="bold"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194d4b"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Standard-backgroundobjects">
      <style:graphic-properties draw:stroke="none" draw:fill="none" draw:fill-color="#ffffff" draw:textarea-horizontal-align="justify" draw:textarea-vertical-align="top" draw:auto-grow-height="false" draw:auto-grow-width="false" fo:min-height="1.449cm" fo:min-width="0cm" fo:padding-top="0cm" fo:padding-bottom="0cm" fo:padding-left="0cm" fo:padding-right="0cm" fo:wrap-option="wrap" draw:shadow="hidden" draw:shadow-color="#808080"/>
    </style:style>
    <style:style style:name="Mpr2"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3"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4" style:family="presentation" style:parent-style-name="vorlage-backgroundobjects">
      <style:graphic-properties draw:stroke="none" draw:fill-color="#c0c0c0" draw:textarea-horizontal-align="center" draw:textarea-vertical-align="middle"/>
    </style:style>
    <style:style style:name="Mpr5" style:family="presentation" style:parent-style-name="vorlage-backgroundobjects">
      <style:graphic-properties draw:stroke="none" draw:fill="none" draw:fill-color="#ffffff" draw:auto-grow-height="false" fo:min-height="1.485cm"/>
    </style:style>
    <style:style style:name="Mpr6" style:family="presentation" style:parent-style-name="vorl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95%" fo:text-indent="0cm" style:writing-mode="lr-tb"/>
    </style:style>
    <style:style style:name="MP4" style:family="paragraph">
      <style:paragraph-properties fo:margin-left="0cm" fo:margin-right="0cm" fo:line-height="95%" fo:text-indent="0cm" style:writing-mode="lr-tb" style:font-independent-line-spacing="true"/>
    </style:style>
    <style:style style:name="MP5" style:family="paragraph">
      <style:paragraph-properties fo:margin-left="0cm" fo:margin-right="0cm" fo:line-height="95%" fo:text-align="center" fo:text-indent="0cm" style:writing-mode="lr-tb"/>
    </style:style>
    <style:style style:name="MP6" style:family="paragraph">
      <style:paragraph-properties fo:margin-left="0cm" fo:margin-right="0cm" fo:line-height="95%" fo:text-align="center" fo:text-indent="0cm" style:writing-mode="lr-tb" style:font-independent-line-spacing="true"/>
    </style:style>
    <style:style style:name="MP7" style:family="paragraph">
      <style:paragraph-properties fo:margin-left="0cm" fo:margin-right="0cm" fo:line-height="95%" fo:text-align="end" fo:text-indent="0cm" style:writing-mode="lr-tb"/>
    </style:style>
    <style:style style:name="MP8" style:family="paragraph">
      <style:paragraph-properties fo:margin-left="0cm" fo:margin-right="0cm" fo:line-height="95%" fo:text-align="end" fo:text-indent="0cm" style:writing-mode="lr-tb" style:font-independent-line-spacing="true"/>
    </style:style>
    <style:style style:name="MP9" style:family="paragraph">
      <style:paragraph-properties fo:text-align="center"/>
    </style:style>
    <style:style style:name="MP10" style:family="paragraph">
      <style:paragraph-properties fo:margin-left="0cm" fo:margin-right="0cm" fo:line-height="100%" fo:text-align="end" fo:text-indent="0cm" style:punctuation-wrap="hanging" style:writing-mode="lr-tb"/>
    </style:style>
    <style:style style:name="MP11" style:family="paragraph">
      <style:paragraph-properties fo:margin-left="0cm" fo:margin-right="0cm" fo:line-height="100%" fo:text-align="end" fo:text-indent="0cm" style:punctuation-wrap="hanging" style:writing-mode="lr-tb" style:font-independent-line-spacing="true"/>
    </style:style>
    <style:style style:name="MP12" style:family="paragraph">
      <style:paragraph-properties fo:margin-left="0cm" fo:margin-right="0cm" fo:line-height="100%" fo:text-align="center" fo:text-indent="0cm" style:punctuation-wrap="hanging" style:writing-mode="lr-tb"/>
    </style:style>
    <style:style style:name="MP13" style:family="paragraph">
      <style:paragraph-properties fo:margin-left="0cm" fo:margin-right="0cm" fo:line-height="100%" fo:text-align="center" fo:text-indent="0cm" style:punctuation-wrap="hanging" style:writing-mode="lr-tb" style:font-independent-line-spacing="true"/>
    </style:style>
    <style:style style:name="MP14" style:family="paragraph">
      <style:paragraph-properties style:writing-mode="lr-tb" style:font-independent-line-spacing="true"/>
    </style:style>
    <style:style style:name="MP15" style:family="paragraph">
      <style:paragraph-properties fo:text-align="end"/>
    </style:style>
    <style:style style:name="MP16" style:family="paragraph">
      <style:paragraph-properties fo:text-align="end"/>
      <style:text-properties fo:font-family="Verdana" style:font-family-generic="swiss" style:font-pitch="variable" fo:font-size="12pt" style:font-size-asian="12pt" style:font-size-complex="12pt"/>
    </style:style>
    <style:style style:name="MP17" style:family="paragraph">
      <style:paragraph-properties fo:text-align="start"/>
    </style:style>
    <style:style style:name="MP18" style:family="paragraph">
      <style:paragraph-properties fo:text-align="start"/>
      <style:text-properties fo:color="#ffffff" fo:font-family="Verdana" style:font-family-generic="swiss"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Times New Roman'" style:font-family-generic="roman" style:font-pitch="variable" fo:font-size="14pt" style:font-family-asian="'Lucida Sans Unicode'" style:font-family-generic-asian="swiss" style:font-pitch-asian="variable" style:font-size-asian="14pt" style:font-family-complex="'Lucida Sans Unicode'" style:font-family-generic-complex="swiss" style:font-pitch-complex="variable" style:font-size-complex="14pt"/>
    </style:style>
    <style:style style:name="MT3" style:family="text">
      <style:text-properties fo:color="#000000" fo:font-size="11pt" fo:language="de" fo:country="DE" style:font-size-asian="11pt" style:font-size-complex="11pt"/>
    </style:style>
    <style:style style:name="MT4" style:family="text">
      <style:text-properties fo:color="#ffffff" fo:font-family="Verdana" style:font-family-generic="swiss" style:font-pitch="variable" fo:font-size="12pt" style:font-size-asian="12pt" style:font-size-complex="12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2">
      <text:list-level-style-bullet text:level="1" text:bullet-char="•">
        <style:list-level-properties/>
        <style:text-properties fo:font-family="Arial" style:font-family-generic="swiss"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3cm" svg:height="3.502cm" svg:x="1.401cm" svg:y="0.837cm" presentation:class="title" presentation:placeholder="true">
        <draw:text-box/>
      </draw:frame>
      <draw:frame presentation:style-name="Standard-outline1" draw:layer="backgroundobjects" svg:width="25.193cm" svg:height="13.857cm" svg:x="1.401cm" svg:y="4.912cm" presentation:class="outline" presentation:placeholder="true">
        <draw:text-box/>
      </draw:frame>
      <draw:frame presentation:style-name="Mpr1" draw:text-style-name="MP4" draw:layer="backgroundobjects" svg:width="6.513cm" svg:height="1.448cm" svg:x="1.401cm" svg:y="19.128cm" presentation:class="date-time">
        <draw:text-box>
          <text:p text:style-name="MP3"><text:span text:style-name="MT2"><presentation:date-time/></text:span></text:p>
        </draw:text-box>
      </draw:frame>
      <draw:frame presentation:style-name="Mpr1" draw:text-style-name="MP6" draw:layer="backgroundobjects" svg:width="8.872cm" svg:height="1.448cm" svg:x="9.578cm" svg:y="19.128cm" presentation:class="footer">
        <draw:text-box>
          <text:p text:style-name="MP5"><text:span text:style-name="MT2"><presentation:footer/></text:span></text:p>
        </draw:text-box>
      </draw:frame>
      <draw:frame presentation:style-name="Mpr1" draw:text-style-name="MP8" draw:layer="backgroundobjects" svg:width="6.518cm" svg:height="1.448cm" svg:x="20.077cm" svg:y="19.128cm" presentation:class="page-number">
        <draw:text-box>
          <text:p text:style-name="MP7"><text:span text:style-name="MT2"><text:page-number>&lt;Nummer&gt;</text:page-number></text:span></text:p>
        </draw:text-box>
      </draw:frame>
      <presentation:notes style:page-layout-name="PM0">
        <draw:rect draw:style-name="Mgr3" draw:text-style-name="MP9" draw:layer="backgroundobjects" svg:width="21cm" svg:height="29.7cm" svg:x="0cm" svg:y="0cm">
          <text:p/>
        </draw:rect>
        <draw:page-thumbnail presentation:style-name="Standard-title" draw:layer="backgroundobjects" svg:width="13.701cm" svg:height="10.276cm" svg:x="3.641cm" svg:y="2.852cm" presentation:class="page"/>
        <draw:frame presentation:style-name="Standard-notes" draw:layer="backgroundobjects" svg:width="14.504cm" svg:height="11.409cm" svg:x="3.25cm" svg:y="14.129cm" presentation:class="notes" presentation:placeholder="true">
          <draw:text-box/>
        </draw:frame>
      </presentation:notes>
    </style:master-page>
    <style:master-page style:name="Titel1" style:page-layout-name="PM1" draw:style-name="Mdp1">
      <office:forms form:automatic-focus="false" form:apply-design-mode="false"/>
      <draw:frame presentation:style-name="Titel1-title" draw:layer="backgroundobjects" svg:width="25.202cm" svg:height="3.498cm" svg:x="1.402cm" svg:y="0.841cm" presentation:class="title" presentation:placeholder="true">
        <draw:text-box/>
      </draw:frame>
      <draw:frame presentation:style-name="Titel1-outline1" draw:layer="backgroundobjects" svg:width="25.202cm" svg:height="13.861cm" svg:x="1.402cm" svg:y="4.899cm" presentation:class="outline" presentation:placeholder="true">
        <draw:text-box/>
      </draw:frame>
      <draw:frame presentation:style-name="Mpr2" draw:text-style-name="MP11" draw:layer="backgroundobjects" svg:width="8.868cm" svg:height="1.077cm" svg:x="17.701cm" svg:y="19.125cm" presentation:class="footer">
        <draw:text-box>
          <text:p text:style-name="MP10"><text:span text:style-name="MT3"><presentation:footer/></text:span></text:p>
        </draw:text-box>
      </draw:frame>
      <draw:frame presentation:style-name="Mpr3" draw:text-style-name="MP13" draw:layer="backgroundobjects" svg:width="6.535cm" svg:height="1.077cm" svg:x="9.89cm" svg:y="19.125cm" presentation:class="page-number">
        <draw:text-box>
          <text:p text:style-name="MP12"><text:span text:style-name="MT3">- </text:span><text:span text:style-name="MT3"><text:page-number>&lt;Nummer&gt;</text:page-number></text:span><text:span text:style-name="MT3"> -</text:span></text:p>
        </draw:text-box>
      </draw:frame>
      <draw:custom-shape draw:style-name="Mgr4" draw:text-style-name="MP14" draw:layer="backgroundobjects" svg:width="0.767cm" svg:height="10.5cm" svg:x="0cm" svg:y="0cm">
        <text:p/>
        <draw:enhanced-geometry svg:viewBox="0 0 21600 21600" draw:type="rectangle" draw:enhanced-path="M 0 0 L 21600 0 21600 21600 0 21600 0 0 Z N"/>
      </draw:custom-shape>
      <draw:custom-shape draw:style-name="Mgr4" draw:text-style-name="MP14" draw:layer="backgroundobjects" svg:width="0.767cm" svg:height="10.5cm" draw:transform="rotate (1.5707963267946) translate (0.551cm 0.766cm)">
        <text:p/>
        <draw:enhanced-geometry svg:viewBox="0 0 21600 21600" draw:type="rectangle" draw:enhanced-path="M 0 0 L 21600 0 21600 21600 0 21600 0 0 Z N"/>
      </draw:custom-shape>
      <draw:custom-shape draw:style-name="Mgr4" draw:text-style-name="MP14" draw:layer="backgroundobjects" svg:width="0.767cm" svg:height="10.5cm" draw:transform="rotate (-1.57079632679579) translate (27.451cm 20.232cm)">
        <text:p/>
        <draw:enhanced-geometry svg:viewBox="0 0 21600 21600" draw:type="rectangle" draw:enhanced-path="M 0 0 L 21600 0 21600 21600 0 21600 0 0 Z N"/>
      </draw:custom-shape>
      <draw:custom-shape draw:style-name="Mgr4" draw:text-style-name="MP14" draw:layer="backgroundobjects" svg:width="0.768cm" svg:height="10.499cm" svg:x="27.234cm" svg:y="10.5cm">
        <text:p/>
        <draw:enhanced-geometry svg:viewBox="0 0 21600 21600" draw:type="rectangle" draw:enhanced-path="M 0 0 L 21600 0 21600 21600 0 21600 0 0 Z N"/>
      </draw:custom-shape>
      <presentation:notes style:page-layout-name="PM0">
        <draw:rect draw:style-name="Mgr3" draw:text-style-name="MP9" draw:layer="backgroundobjects" svg:width="21cm" svg:height="29.7cm" svg:x="0cm" svg:y="0cm">
          <text:p/>
        </draw:rect>
        <draw:page-thumbnail presentation:style-name="Titel1-title" draw:layer="backgroundobjects" svg:width="13.701cm" svg:height="10.276cm" svg:x="3.641cm" svg:y="2.852cm" presentation:class="page"/>
        <draw:frame presentation:style-name="Titel1-notes" draw:layer="backgroundobjects" svg:width="14.504cm" svg:height="11.409cm" svg:x="3.25cm" svg:y="14.129cm" presentation:class="notes" presentation:placeholder="true">
          <draw:text-box/>
        </draw:frame>
      </presentation:notes>
    </style:master-page>
    <style:master-page style:name="vorlage" style:page-layout-name="PM1" draw:style-name="Mdp2">
      <office:forms form:automatic-focus="false" form:apply-design-mode="false"/>
      <draw:frame presentation:style-name="vorlage-outline1" draw:layer="backgroundobjects" svg:width="25.199cm" svg:height="15.5cm" svg:x="1.4cm" svg:y="4cm" presentation:class="outline" presentation:placeholder="true">
        <draw:text-box/>
      </draw:frame>
      <draw:rect presentation:style-name="Mpr4" draw:text-style-name="MP9" draw:layer="backgroundobjects" svg:width="28cm" svg:height="1cm" svg:x="0cm" svg:y="20cm">
        <text:p/>
      </draw:rect>
      <draw:frame draw:style-name="Mgr5" draw:text-style-name="MP16" draw:layer="backgroundobjects" svg:width="4.5cm" svg:height="0.727cm" svg:x="22.5cm" svg:y="20.137cm">
        <draw:text-box>
          <text:p text:style-name="MP15"><text:span text:style-name="MT4"><text:page-number>&lt;Nummer&gt;</text:page-number></text:span></text:p>
        </draw:text-box>
      </draw:frame>
      <draw:rect presentation:style-name="Mpr4" draw:text-style-name="MP9" draw:layer="backgroundobjects" svg:width="28cm" svg:height="3cm" svg:x="0cm" svg:y="0cm">
        <text:p/>
      </draw:rect>
      <draw:frame presentation:style-name="vorlage-title" draw:layer="backgroundobjects" svg:width="25.199cm" svg:height="2.7cm" svg:x="1.301cm" svg:y="0.3cm" presentation:class="title" presentation:placeholder="true">
        <draw:text-box/>
      </draw:frame>
      <draw:frame draw:style-name="Mgr5" draw:text-style-name="MP18" draw:layer="backgroundobjects" svg:width="9cm" svg:height="0.722cm" svg:x="1.5cm" svg:y="20.138cm">
        <draw:text-box>
          <text:p text:style-name="MP17"><text:span text:style-name="MT4">Bjoern Zapadlo – Datensicherheit</text:span></text:p>
        </draw:text-box>
      </draw:frame>
      <presentation:notes style:page-layout-name="PM0">
        <draw:page-thumbnail presentation:style-name="vorlage-title" draw:layer="backgroundobjects" svg:width="14.848cm" svg:height="11.136cm" svg:x="3.075cm" svg:y="2.257cm" presentation:class="page"/>
        <draw:frame presentation:style-name="vorlag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Folie 1</dc:title>
    <dc:date>2012-12-11T17:14:23.60</dc:date>
    <meta:editing-cycles>429</meta:editing-cycles>
    <meta:generator>OpenOffice.org/3.3$Win32 OpenOffice.org_project/330m20$Build-9567</meta:generator>
    <meta:editing-duration>P2DT5H8M56S</meta:editing-duration>
    <dc:creator>Bjoern Zapadlo</dc:creator>
    <meta:document-statistic meta:object-count="382"/>
  </office:meta>
</office:document-meta>
</file>